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3075_854452949"/><text:span text:style-name="T1">#353</text:span><text:bookmark-end text:name="__RefHeading___Toc3075_854452949"/></text:h>
        <text:p text:style-name="P4"/>
        <text:p text:style-name="P4"><text:span text:style-name="T1">Aquele que busca conhecimento, com a idéia de escarnecer e censurar, vai encontrar assunto suficiente para seu deboche, mas nada para sua instrução. Um contraste é... "o conhecimento é algo fácil para o inteligente." </text:span><text:a xlink:type="simple" xlink:href="http://bibliaonline.com.br/acf/pv/14/6" text:style-name="Internet_20_link" text:visited-style-name="Visited_20_Internet_20_Link"><text:span text:style-name="T1">Pv 14:6</text:span></text:a><text:span text:style-name="T1">.</text:span></text:p>
        <text:p text:style-name="P4"/>
        <text:h text:style-name="P2" text:outline-level="2"><text:bookmark-start text:name="__RefHeading___Toc3077_854452949"/><text:a xlink:type="simple" xlink:href="http://bibliaonline.com.br/acf/js/1" text:style-name="Internet_20_link" text:visited-style-name="Visited_20_Internet_20_Link"><text:span text:style-name="T1">JOSUÉ 1</text:span></text:a><text:bookmark-end text:name="__RefHeading___Toc3077_854452949"/></text:h>
        <text:p text:style-name="P4"/>
        <text:p text:style-name="P4"><text:span text:style-name="T1">Um lembrete. O Antigo Testamento nos dá figuras dos passos na vida do crente. Primeiro passo... salvação. Então separação do mundo... depois adoração... depois serviço, e agora Josué, guerra. Josué substituiu Moisés como líder. Houve poucas batalhas no deserto, mas agora será uma após a outra "na terra". Josué estava guiando o povo para conquistar toda a terra. Deus havia prometido dar a eles a terra, portanto agora eles têm que tomar posse dela. Repare cuidadosamente o texto do </text:span><text:a xlink:type="simple" xlink:href="http://bibliaonline.com.br/acf/js/1/3" text:style-name="Internet_20_link" text:visited-style-name="Visited_20_Internet_20_Link"><text:span text:style-name="T1">versículo 3</text:span></text:a><text:span text:style-name="T1">. Não diz "Eu vos darei". Para nós hoje, a "terra prometida" não é tanto o céu, mas a bênçãos celestiais que já temos enquanto estamos na Terra. O livro de Josué é uma figura, uma ilustração, um tipo do livro de Efésios. Os "lugares celestiais" (</text:span><text:a xlink:type="simple" xlink:href="http://bibliaonline.com.br/acf/ef/1/3" text:style-name="Internet_20_link" text:visited-style-name="Visited_20_Internet_20_Link"><text:span text:style-name="T1">Ef 1:3</text:span></text:a><text:span text:style-name="T1">) são a nossa Canaã, na qual entramos quando aceitamos a Cristo como Salvador. À medida que desfrutamos de nossas ricas bênçãos entendemos que elas significam guerra contra Satanás, aqueles que nos priva de nosso gozo se não quisermos resistir a ele. </text:span><text:a xlink:type="simple" xlink:href="http://bibliaonline.com.br/acf/tg/4/7" text:style-name="Internet_20_link" text:visited-style-name="Visited_20_Internet_20_Link"><text:span text:style-name="T1">Tg 4:7</text:span></text:a><text:span text:style-name="T1">.</text:span></text:p>
        <text:p text:style-name="P4"/>
        <text:p text:style-name="P5">Trata-se de uma batalha! Satanás fará tudo o que estiver ao seu alcance para impedir você de entender isto.</text:p>
        <text:p text:style-name="P4"/>
        <text:p text:style-name="P4"><text:a xlink:type="simple" xlink:href="http://bibliaonline.com.br/acf/js/1/1-9" text:style-name="Internet_20_link" text:visited-style-name="Visited_20_Internet_20_Link"><text:span text:style-name="T1">Js 1:1-9</text:span></text:a><text:span text:style-name="T1"> O nome "Josué" significa "Jeová o Salvador". É o mesmo nome que "Jesus" no Novo Testamento. Cristo é nosso Líder nas batalhas para defesa da verdade. </text:span><text:a xlink:type="simple" xlink:href="http://bibliaonline.com.br/acf/ef/6/11" text:style-name="Internet_20_link" text:visited-style-name="Visited_20_Internet_20_Link"><text:span text:style-name="T1">Ef 6:11</text:span></text:a><text:span text:style-name="T1">.</text:span></text:p>
        <text:p text:style-name="P4"/>
        <text:p text:style-name="P4"><text:a xlink:type="simple" xlink:href="http://bibliaonline.com.br/acf/js/1/10-15" text:style-name="Internet_20_link" text:visited-style-name="Visited_20_Internet_20_Link"><text:span text:style-name="T1">Js 1:10-15</text:span></text:a><text:span text:style-name="T1"> A preparação para as batalhas que virão! "Comida" - </text:span><text:a xlink:type="simple" xlink:href="http://bibliaonline.com.br/acf/js/1/11" text:style-name="Internet_20_link" text:visited-style-name="Visited_20_Internet_20_Link"><text:span text:style-name="T1">versículo 11</text:span></text:a><text:span text:style-name="T1">, fala da comida que eles iriam precisar durante os dias difíceis. (Cristo, através da Palavra de Deus, é a comida para nós Cristãos, - </text:span><text:a xlink:type="simple" xlink:href="http://bibliaonline.com.br/acf/jo/6/35" text:style-name="Internet_20_link" text:visited-style-name="Visited_20_Internet_20_Link"><text:span text:style-name="T1">Jo 6:35</text:span></text:a><text:span text:style-name="T1">). "Armados", no </text:span><text:a xlink:type="simple" xlink:href="http://bibliaonline.com.br/acf/js/1/14" text:style-name="Internet_20_link" text:visited-style-name="Visited_20_Internet_20_Link"><text:span text:style-name="T1">versículo 14</text:span></text:a><text:span text:style-name="T1">, significa que eles deviam seguir "em tropas", ou de um modo bem ordenado. Veja o final de </text:span><text:a xlink:type="simple" xlink:href="http://bibliaonline.com.br/acf/1co/14/40" text:style-name="Internet_20_link" text:visited-style-name="Visited_20_Internet_20_Link"><text:span text:style-name="T1">1 Co 14:40</text:span></text:a><text:span text:style-name="T1">.</text:span></text:p>
        <text:p text:style-name="P4"/>
        <text:p text:style-name="P4"><text:soft-page-break/><text:a xlink:type="simple" xlink:href="http://bibliaonline.com.br/acf/js/1/16-18" text:style-name="Internet_20_link" text:visited-style-name="Visited_20_Internet_20_Link"><text:span text:style-name="T1">Js 1:16-18</text:span></text:a><text:span text:style-name="T1"> Que respeito tinham por seu líder! Será que nós Cristãos somos reverentes para com Cristo?</text:span></text:p>
        <text:p text:style-name="P4"/>
        <text:h text:style-name="P1" text:outline-level="2"><text:bookmark-start text:name="__RefHeading___Toc3079_854452949"/>#354<text:bookmark-end text:name="__RefHeading___Toc3079_854452949"/></text:h>
        <text:p text:style-name="P4"/>
        <text:p text:style-name="P4"><text:span text:style-name="T1">Se um homem não tiver uma mente espiritual, não poderá entender coisa alguma; mas a mente é apenas o vaso... não o poder. O poder é o Espírito Santo agindo no vaso e através dele, mas deve ser o próprio Espírito Santo a encher a alma. "Serão todos ensinados por Deus." </text:span><text:a xlink:type="simple" xlink:href="http://bibliaonline.com.br/acf/jo/6/45" text:style-name="Internet_20_link" text:visited-style-name="Visited_20_Internet_20_Link"><text:span text:style-name="T1">Jo 6:45</text:span></text:a></text:p>
        <text:p text:style-name="P4"/>
        <text:h text:style-name="P2" text:outline-level="2"><text:bookmark-start text:name="__RefHeading___Toc3081_854452949"/><text:a xlink:type="simple" xlink:href="http://bibliaonline.com.br/acf/js/2" text:style-name="Internet_20_link" text:visited-style-name="Visited_20_Internet_20_Link"><text:span text:style-name="T1">JOSUÉ 2</text:span></text:a><text:bookmark-end text:name="__RefHeading___Toc3081_854452949"/></text:h>
        <text:p text:style-name="P4"/>
        <text:p text:style-name="P4"><text:a xlink:type="simple" xlink:href="http://bibliaonline.com.br/acf/js/2/1-11" text:style-name="Internet_20_link" text:visited-style-name="Visited_20_Internet_20_Link"><text:span text:style-name="T1">Js 2:1-11</text:span></text:a><text:span text:style-name="T1"> Quão parecidos conosco eram aquelas pessoas do Antigo Testamento! A fé de Josué não é forte, por isso ele envia espiões ao invés de simplesmente seguir adiante firmado na certeza da Palavra de Jeová (cap. </text:span><text:a xlink:type="simple" xlink:href="http://bibliaonline.com.br/acf/js/1/1-6" text:style-name="Internet_20_link" text:visited-style-name="Visited_20_Internet_20_Link"><text:span text:style-name="T1">1:1-6</text:span></text:a><text:span text:style-name="T1">). Raabe, uma mulher imoral volta-se para Jeová pela fé, (mas ela não é sincera para com seus conterrâneos).</text:span></text:p>
        <text:p text:style-name="P4"/>
        <text:p text:style-name="P4"><text:a xlink:type="simple" xlink:href="http://bibliaonline.com.br/acf/js/2/12-21" text:style-name="Internet_20_link" text:visited-style-name="Visited_20_Internet_20_Link"><text:span text:style-name="T1">Js 2:12-21</text:span></text:a><text:span text:style-name="T1"> Embora Raabe não tivesse sido tão direita quanto deveria, foi a sua fé pessoal em Deus que fez com que desejasse abandonar seu povo e ajudasse Israel.</text:span></text:p>
        <text:p text:style-name="P4"/>
        <text:p text:style-name="P4"><text:a xlink:type="simple" xlink:href="http://bibliaonline.com.br/acf/js/2/21" text:style-name="Internet_20_link" text:visited-style-name="Visited_20_Internet_20_Link"><text:span text:style-name="T1">Js 2:21</text:span></text:a><text:span text:style-name="T1"> Demonstra que ela imediatamente colocou o "símbolo" ou sinal que demonstrava de que lado ela e sua família estavam. E nós e nossos lares - está claro quanto a que lado estamos?</text:span></text:p>
        <text:p text:style-name="P4"/>
        <text:p text:style-name="P4"><text:a xlink:type="simple" xlink:href="http://bibliaonline.com.br/acf/js/2/22-24" text:style-name="Internet_20_link" text:visited-style-name="Visited_20_Internet_20_Link"><text:span text:style-name="T1">Js 2:22-24</text:span></text:a><text:span text:style-name="T1"> Foi a fraqueza da fé de Israel que fez com que enviassem os espias. Foi a maravilhosa graça de Jeová que deu aos espias a evidência que buscavam, encorajando-os. Raabe, por sua fé em Deus, mais tarde passou a fazer parte da família de Israel, casou-se com Salmon, e se tornou parte da linhagem real, da qual nasceu Jesus anos mais tarde - </text:span><text:a xlink:type="simple" xlink:href="http://bibliaonline.com.br/acf/mt/1/5" text:style-name="Internet_20_link" text:visited-style-name="Visited_20_Internet_20_Link"><text:span text:style-name="T1">Mt 1:5</text:span></text:a><text:span text:style-name="T1">. Ela é também mencionada em </text:span><text:a xlink:type="simple" xlink:href="http://bibliaonline.com.br/acf/hb/11/31" text:style-name="Internet_20_link" text:visited-style-name="Visited_20_Internet_20_Link"><text:span text:style-name="T1">Hb 11:31</text:span></text:a><text:span text:style-name="T1"> e </text:span><text:a xlink:type="simple" xlink:href="http://bibliaonline.com.br/acf/tg/2/25" text:style-name="Internet_20_link" text:visited-style-name="Visited_20_Internet_20_Link"><text:span text:style-name="T1">Tg 2:25</text:span></text:a><text:span text:style-name="T1">, e nenhuma das passagens esconde o que ela tinha sido antes, mas fala de sua fé e de suas obras.</text:span></text:p>
        <text:p text:style-name="P4"/>
        <text:h text:style-name="P1" text:outline-level="2"><text:bookmark-start text:name="__RefHeading___Toc3083_854452949"/>#355<text:bookmark-end text:name="__RefHeading___Toc3083_854452949"/></text:h>
        <text:p text:style-name="P4"/>
        <text:p text:style-name="P5"><text:soft-page-break/>O gênio da civilização moderna, se deixado livre para seguir seu curso de perfeição, levará a humanidade ao ponto em que terão tudo com que viver, e nada para se viver. Toda forma de conforto material estará ao alcance da mão para satisfazer as necessidades físicas do homem. Mas a sociedade terá perdido sua alma, seu senso de objetivo e o próprio sentido da existência.</text:p>
        <text:p text:style-name="P4"/>
        <text:h text:style-name="P2" text:outline-level="2"><text:bookmark-start text:name="__RefHeading___Toc3085_854452949"/><text:a xlink:type="simple" xlink:href="http://bibliaonline.com.br/acf/js/3" text:style-name="Internet_20_link" text:visited-style-name="Visited_20_Internet_20_Link"><text:span text:style-name="T1">JOSUÉ 3</text:span></text:a><text:bookmark-end text:name="__RefHeading___Toc3085_854452949"/></text:h>
        <text:p text:style-name="P4"/>
        <text:p text:style-name="P4"><text:a xlink:type="simple" xlink:href="http://bibliaonline.com.br/acf/js/3/1-6" text:style-name="Internet_20_link" text:visited-style-name="Visited_20_Internet_20_Link"><text:span text:style-name="T1">Js 3:1-6</text:span></text:a><text:span text:style-name="T1"> As pessoas comandadas por Josué são obedientes e reverentes para com a arca - (uma figura da presença do Senhor). Deus tinha seu lugar de direito como cabeça, guiando-os. Na assembléia Cristã Cristo é nosso Cabeça.</text:span></text:p>
        <text:p text:style-name="P4"/>
        <text:p text:style-name="P4"><text:a xlink:type="simple" xlink:href="http://bibliaonline.com.br/acf/js/3/7-17" text:style-name="Internet_20_link" text:visited-style-name="Visited_20_Internet_20_Link"><text:span text:style-name="T1">Js 3:7-17</text:span></text:a><text:span text:style-name="T1"> É prometida a vitória certa. Mais um passo de fé. Os crentes não apenas podem dizer que "Cristo morreu por nós" (cuja figura está nos Israelitas cruzando o Mar Vermelho no livro de Êxodo), mas o crente pode dizer também "Estou crucificado com Cristo" (representado na travessia do rio Jordão).</text:span></text:p>
        <text:p text:style-name="P4"/>
        <text:h text:style-name="P1" text:outline-level="2"><text:bookmark-start text:name="__RefHeading___Toc3087_854452949"/>#356<text:bookmark-end text:name="__RefHeading___Toc3087_854452949"/></text:h>
        <text:p text:style-name="P4"/>
        <text:p text:style-name="P5">Sectarismo é o interesse de se ter um pequeno círculo de pessoas em torno de si... que é a praga mais comum do coração humano.</text:p>
        <text:p text:style-name="P4"/>
        <text:h text:style-name="P2" text:outline-level="2"><text:bookmark-start text:name="__RefHeading___Toc3089_854452949"/><text:a xlink:type="simple" xlink:href="http://bibliaonline.com.br/acf/js/4" text:style-name="Internet_20_link" text:visited-style-name="Visited_20_Internet_20_Link"><text:span text:style-name="T1">JOSUÉ 4</text:span></text:a><text:bookmark-end text:name="__RefHeading___Toc3089_854452949"/></text:h>
        <text:p text:style-name="P4"/>
        <text:p text:style-name="P4"><text:a xlink:type="simple" xlink:href="http://bibliaonline.com.br/acf/js/4/1-11" text:style-name="Internet_20_link" text:visited-style-name="Visited_20_Internet_20_Link"><text:span text:style-name="T1">Js 4:1-11</text:span></text:a><text:span text:style-name="T1"> Um monumento que as pessoas pudessem ver estava na terra seca, e um que eles não podiam ver estava sob as águas do Rio Jordão. Um para recordação deles e outro para a recordação do Senhor.</text:span></text:p>
        <text:p text:style-name="P4"/>
        <text:p text:style-name="P4"><text:a xlink:type="simple" xlink:href="http://bibliaonline.com.br/acf/js/4/12-18" text:style-name="Internet_20_link" text:visited-style-name="Visited_20_Internet_20_Link"><text:span text:style-name="T1">Js 4:12-18</text:span></text:a><text:span text:style-name="T1"> Todos se moviam apenas quando Josué dava a ordem vinda do Senhor. Como crentes não temos o direito de exercer nossos pensamentos em qualquer medida - </text:span><text:a xlink:type="simple" xlink:href="http://bibliaonline.com.br/acf/2co/10/5" text:style-name="Internet_20_link" text:visited-style-name="Visited_20_Internet_20_Link"><text:span text:style-name="T1">2 Co 10:5</text:span></text:a><text:span text:style-name="T1">. Ao contrário, precisamos prestar atenção aos pensamentos de Deus em Sua Palavra. O Espírito Santo é o Professor! </text:span><text:a xlink:type="simple" xlink:href="http://bibliaonline.com.br/acf/jo/16/13" text:style-name="Internet_20_link" text:visited-style-name="Visited_20_Internet_20_Link"><text:span text:style-name="T1">Jo 16:13</text:span></text:a><text:span text:style-name="T1">. Ele ensinará a cada um de nós as mesmas coisas, se desejarmos ser obedientes. Não há lugar para opiniões. </text:span><text:a xlink:type="simple" xlink:href="http://bibliaonline.com.br/acf/1co/1/10" text:style-name="Internet_20_link" text:visited-style-name="Visited_20_Internet_20_Link"><text:span text:style-name="T1">1 Co 1:10</text:span></text:a><text:span text:style-name="T1">.</text:span></text:p>
        <text:p text:style-name="P4"><text:soft-page-break/></text:p>
        <text:p text:style-name="P4"><text:a xlink:type="simple" xlink:href="http://bibliaonline.com.br/acf/js/4/19-24" text:style-name="Internet_20_link" text:visited-style-name="Visited_20_Internet_20_Link"><text:span text:style-name="T1">Js 4:19-24</text:span></text:a><text:span text:style-name="T1"> Gilgal era o lugar desse monumento, que sempre recordaria os Israelitas do poder de Jeová que estava do lado deles. Eles não tinham poder em si mesmos. A mão do Senhor era poderosa. Não foi por qualquer confiança em si próprios que chegaram a Gilgal. </text:span><text:a xlink:type="simple" xlink:href="http://bibliaonline.com.br/acf/fp/3/3" text:style-name="Internet_20_link" text:visited-style-name="Visited_20_Internet_20_Link"><text:span text:style-name="T1">Fp 3:3</text:span></text:a><text:span text:style-name="T1"> seria o Gilgal do Cristão (que significa "morte para a carne").</text:span></text:p>
        <text:p text:style-name="P4"/>
        <text:h text:style-name="P1" text:outline-level="2"><text:bookmark-start text:name="__RefHeading___Toc3091_854452949"/>#357<text:bookmark-end text:name="__RefHeading___Toc3091_854452949"/></text:h>
        <text:p text:style-name="P4"/>
        <text:p text:style-name="P5">Uma pessoa que use de sofismas, é um argumentador que usa deliberadamente falácias que ajudem no seu caso.</text:p>
        <text:p text:style-name="P4"/>
        <text:h text:style-name="P2" text:outline-level="2"><text:bookmark-start text:name="__RefHeading___Toc3093_854452949"/><text:a xlink:type="simple" xlink:href="http://bibliaonline.com.br/acf/js/5/1-9" text:style-name="Internet_20_link" text:visited-style-name="Visited_20_Internet_20_Link"><text:span text:style-name="T1">JOSUÉ 5, Vers. 1-9</text:span></text:a><text:bookmark-end text:name="__RefHeading___Toc3093_854452949"/></text:h>
        <text:p text:style-name="P4"/>
        <text:p text:style-name="P4"><text:a xlink:type="simple" xlink:href="http://bibliaonline.com.br/acf/js/5/1-9" text:style-name="Internet_20_link" text:visited-style-name="Visited_20_Internet_20_Link"><text:span text:style-name="T1">Js 5:1-9</text:span></text:a><text:span text:style-name="T1"> Agora tinham que usar facas afiadas em si próprios. Era doloroso, mas muito necessário se quisessem realmente ganhar a terra prometida (veja </text:span><text:a xlink:type="simple" xlink:href="http://bibliaonline.com.br/acf/gn/17/1-11" text:style-name="Internet_20_link" text:visited-style-name="Visited_20_Internet_20_Link"><text:span text:style-name="T1">Gn 17:1-11</text:span></text:a><text:span text:style-name="T1">). Era a outra parte do significado de "Gilgal" para eles. Os Egípcios não eram circuncidados. Deus queria que o Seu povo fosse um povo separado. A circuncisão é uma figura da separação da carne e do mundo. Deus quer que eles sejam cortados de qualquer conexão com o Egito. Será que nós Cristãos já aprendemos o que o apóstolo Paulo disse de si próprio em </text:span><text:a xlink:type="simple" xlink:href="http://bibliaonline.com.br/acf/rm/7/18" text:style-name="Internet_20_link" text:visited-style-name="Visited_20_Internet_20_Link"><text:span text:style-name="T1">Rm 7:18</text:span></text:a><text:span text:style-name="T1">? Os incrédulos têm o "eu" como seu único centro. Os Cristãos devem ter a Cristo como o Centro de suas vidas. Sua entrada na terra tinha que passar pelo Jordão, uma figura de nossa morte espiritual com Cristo. Em segundo lugar, a circuncisão é uma figura da morte para a carne. Estas duas figuras formam a verdade fundamental para entrarmos na compreensão e no desfrutar completo de nossa presente posição em Cristo. Leia Ef </text:span><text:a xlink:type="simple" xlink:href="http://bibliaonline.com.br/acf/ef/2/13-22" text:style-name="Internet_20_link" text:visited-style-name="Visited_20_Internet_20_Link"><text:span text:style-name="T1">2:13-22</text:span></text:a><text:span text:style-name="T1">.</text:span></text:p>
        <text:p text:style-name="P4"/>
        <text:h text:style-name="P1" text:outline-level="2"><text:bookmark-start text:name="__RefHeading___Toc3095_854452949"/>#358<text:bookmark-end text:name="__RefHeading___Toc3095_854452949"/></text:h>
        <text:p text:style-name="P4"/>
        <text:p text:style-name="P5">Satanás afeta a mente do homem por meio do ensino... o corpo do homem por meio da cura... a alma do homem por meio da religião pagã.</text:p>
        <text:p text:style-name="P4"/>
        <text:h text:style-name="P2" text:outline-level="2"><text:bookmark-start text:name="__RefHeading___Toc3097_854452949"/><text:soft-page-break/><text:a xlink:type="simple" xlink:href="http://bibliaonline.com.br/acf/js/5/10-15" text:style-name="Internet_20_link" text:visited-style-name="Visited_20_Internet_20_Link"><text:span text:style-name="T1">JOSUÉ 5, Vers. 10-15</text:span></text:a><text:bookmark-end text:name="__RefHeading___Toc3097_854452949"/></text:h>
        <text:p text:style-name="P4"/>
        <text:p text:style-name="P4"><text:a xlink:type="simple" xlink:href="http://bibliaonline.com.br/acf/js/5/10-12" text:style-name="Internet_20_link" text:visited-style-name="Visited_20_Internet_20_Link"><text:span text:style-name="T1">Js 5:10-12</text:span></text:a><text:span text:style-name="T1"> O maná era a comida que tiveram vinda de Jeová por todo o deserto. Nas tribulações e nos problemas da vida diária do crente, podemos pensar do Senhor Jesus como o Homem que compreende, Se simpatiza, e Se importa (Jesus, nosso "Maná"). Mas agora Israel não vai mais receber o maná. Ao invés disso, uma nova comida... o fruto da terra. O grão armazenado da colheita do ano anterior. (Um Cristo glorificado voltou para o lugar de onde tinha vindo.) Isto é maravilhosamente tipificado no "fruto da terra". Cristo estava na glória em uma eternidade passada e agora voltou, mas desta vez como um Homem. Ele é o primeiro Homem a entrar no céu e é a única Pessoa ressuscitada ali no momento, (até o arrebatamento). Esse era o alimento que os tornaria fortes. Haviam batalhas por vir. Os crentes agora descobrem que a oposição começa vinda dos incrédulos e crentes mundanos. Começam as "batalhas".</text:span></text:p>
        <text:p text:style-name="P4"/>
        <text:p text:style-name="P4"><text:a xlink:type="simple" xlink:href="http://bibliaonline.com.br/acf/js/5/13-15" text:style-name="Internet_20_link" text:visited-style-name="Visited_20_Internet_20_Link"><text:span text:style-name="T1">Js 5:13-15</text:span></text:a><text:span text:style-name="T1"> Uma lição mais adiantada para Josué, o líder! Ele próprio tinha um "Líder" também.</text:span></text:p>
        <text:p text:style-name="P4"/>
        <text:h text:style-name="P1" text:outline-level="2"><text:bookmark-start text:name="__RefHeading___Toc3099_854452949"/>#359<text:bookmark-end text:name="__RefHeading___Toc3099_854452949"/></text:h>
        <text:p text:style-name="P4"/>
        <text:p text:style-name="P5">Questionar só nos torna mais voluntariosos que nunca.</text:p>
        <text:p text:style-name="P4"/>
        <text:h text:style-name="P2" text:outline-level="2"><text:bookmark-start text:name="__RefHeading___Toc3101_854452949"/><text:a xlink:type="simple" xlink:href="http://bibliaonline.com.br/acf/js/6/1-14" text:style-name="Internet_20_link" text:visited-style-name="Visited_20_Internet_20_Link"><text:span text:style-name="T1">JOSUÉ 6, Vers. 1-14</text:span></text:a><text:bookmark-end text:name="__RefHeading___Toc3101_854452949"/></text:h>
        <text:p text:style-name="P4"/>
        <text:p text:style-name="P4"><text:a xlink:type="simple" xlink:href="http://bibliaonline.com.br/acf/js/6/1-5" text:style-name="Internet_20_link" text:visited-style-name="Visited_20_Internet_20_Link"><text:span text:style-name="T1">Js 6:1-5</text:span></text:a><text:span text:style-name="T1"> Jericó era a primeira grande cidade da terra que eles iriam conquistar. É uma figura do mundo que está totalmente contra Deus e sob o controle de Satanás, o deus do mundo (</text:span><text:a xlink:type="simple" xlink:href="http://bibliaonline.com.br/acf/2co/4/4" text:style-name="Internet_20_link" text:visited-style-name="Visited_20_Internet_20_Link"><text:span text:style-name="T1">2 Co 4:4</text:span></text:a><text:span text:style-name="T1">). A maneira como a cidade é tomada mostra claramente que o poder para subjugá-la vinha todo de Deus.</text:span></text:p>
        <text:p text:style-name="P4"/>
        <text:p text:style-name="P4"><text:a xlink:type="simple" xlink:href="http://bibliaonline.com.br/acf/js/6/2" text:style-name="Internet_20_link" text:visited-style-name="Visited_20_Internet_20_Link"><text:span text:style-name="T1">Js 6:2</text:span></text:a><text:span text:style-name="T1"> Poderia Josué jamais duvidar que iriam tomar a cidade! Nós crentes hoje podemos ter a mesma confiança que teve Josué quando lemos </text:span><text:a xlink:type="simple" xlink:href="http://bibliaonline.com.br/acf/ef/1/1-14" text:style-name="Internet_20_link" text:visited-style-name="Visited_20_Internet_20_Link"><text:span text:style-name="T1">Ef 1:1-14</text:span></text:a><text:span text:style-name="T1">. Nos foram dadas todas as bênçãos possíveis, no próprio céu. Mas será que estamos desfrutando delas e vivendo essas bênçãos. Josué creu e obedeceu. Ele fez exatamente o que Deus disse a ele para fazer. E lemos dos resultados no final do capítulo. Será que isso é o que acontece em </text:span><text:soft-page-break/><text:span text:style-name="T1">nossa vida?</text:span></text:p>
        <text:p text:style-name="P4"/>
        <text:p text:style-name="P4"><text:a xlink:type="simple" xlink:href="http://bibliaonline.com.br/acf/js/6/6-14" text:style-name="Internet_20_link" text:visited-style-name="Visited_20_Internet_20_Link"><text:span text:style-name="T1">Js 6:6-14</text:span></text:a><text:span text:style-name="T1"> Não era por ser um exército bom e poderoso, ou por causa de suas habilidades de combate, mas por causa do poder de Deus agindo por eles. Eles agiram em simples obediência.</text:span></text:p>
        <text:p text:style-name="P4"/>
        <text:h text:style-name="P1" text:outline-level="2"><text:bookmark-start text:name="__RefHeading___Toc3103_854452949"/>#360<text:bookmark-end text:name="__RefHeading___Toc3103_854452949"/></text:h>
        <text:p text:style-name="P4"/>
        <text:p text:style-name="P4"><text:span text:style-name="T1">Com frequência nossas próprias opiniões obscurecem o conselho por palavras sem conhecimento. </text:span><text:a xlink:type="simple" xlink:href="http://bibliaonline.com.br/acf/Jó/38/2" text:style-name="Internet_20_link" text:visited-style-name="Visited_20_Internet_20_Link"><text:span text:style-name="T1">Jó 38:2</text:span></text:a></text:p>
        <text:p text:style-name="P4"/>
        <text:h text:style-name="P2" text:outline-level="2"><text:bookmark-start text:name="__RefHeading___Toc3105_854452949"/><text:a xlink:type="simple" xlink:href="http://bibliaonline.com.br/acf/js/6/15-23" text:style-name="Internet_20_link" text:visited-style-name="Visited_20_Internet_20_Link"><text:span text:style-name="T1">JOSUÉ 6, Vers. 15-23</text:span></text:a><text:bookmark-end text:name="__RefHeading___Toc3105_854452949"/></text:h>
        <text:p text:style-name="P4"/>
        <text:p text:style-name="P4"><text:a xlink:type="simple" xlink:href="http://bibliaonline.com.br/acf/js/6/15-16" text:style-name="Internet_20_link" text:visited-style-name="Visited_20_Internet_20_Link"><text:span text:style-name="T1">Js 6:15-16</text:span></text:a><text:span text:style-name="T1"> A palavra "sete" (ou "sétimo") aparece quatro vezes aqui. Aquele número tinha um significado especial nas Escrituras... significa que algo está completo. Na maioria das vezes algo de bom, mas às vezes algo de mal ou ruim. Aqui está a vitória para Israel, mas morte para as pessoas de Jericó. Foi ordenado aos Israelitas que gritassem. Veja por que.</text:span></text:p>
        <text:p text:style-name="P4"/>
        <text:p text:style-name="P4"><text:a xlink:type="simple" xlink:href="http://bibliaonline.com.br/acf/js/6/17-19" text:style-name="Internet_20_link" text:visited-style-name="Visited_20_Internet_20_Link"><text:span text:style-name="T1">Js 6:17-19</text:span></text:a><text:span text:style-name="T1"> As palavras "anátema" ou "maldito" são usadas quatro vezes no original (quatro é universal). Jericó é realmente uma figura do mundo todo perdido no pecado e sob a sentença de morte, aguardando pelo castigo (juízo) que cairá sobre ele. As pessoas foram instruídas a não tocarem em qualquer coisa da cidade, exceto que toda a prata, ouro, vasos de bronze e ferro deviam ser colocados no tesouro para o Senhor. Lembre-se disso quando ler o próximo capítulo.</text:span></text:p>
        <text:p text:style-name="P4"/>
        <text:p text:style-name="P4"><text:a xlink:type="simple" xlink:href="http://bibliaonline.com.br/acf/js/6/20-27" text:style-name="Internet_20_link" text:visited-style-name="Visited_20_Internet_20_Link"><text:span text:style-name="T1">Js 6:20-27</text:span></text:a><text:span text:style-name="T1"> Tudo isso aconteceu! Assim como o Senhor disse que aconteceria, nos versículos </text:span><text:a xlink:type="simple" xlink:href="http://bibliaonline.com.br/acf/js/6/2,5" text:style-name="Internet_20_link" text:visited-style-name="Visited_20_Internet_20_Link"><text:span text:style-name="T1">2 e 5</text:span></text:a><text:span text:style-name="T1">. Do mesmo modo o juízo de Deus será lançado sobre todo este mundo ímpio (</text:span><text:a xlink:type="simple" xlink:href="http://bibliaonline.com.br/acf/2pe/3/10" text:style-name="Internet_20_link" text:visited-style-name="Visited_20_Internet_20_Link"><text:span text:style-name="T1">2 Pd 3:10</text:span></text:a><text:span text:style-name="T1">), MORTE.</text:span></text:p>
        <text:p text:style-name="P4"/>
        <text:p text:style-name="P4"><text:a xlink:type="simple" xlink:href="http://bibliaonline.com.br/acf/js/6/22-23" text:style-name="Internet_20_link" text:visited-style-name="Visited_20_Internet_20_Link"><text:span text:style-name="T1">Js 6:22-23</text:span></text:a><text:span text:style-name="T1"> Que contraste! Uma mulher tinha uma mensagem maravilhosa a dizer que "qualquer" (</text:span><text:a xlink:type="simple" xlink:href="http://bibliaonline.com.br/acf/js/2/19" text:style-name="Internet_20_link" text:visited-style-name="Visited_20_Internet_20_Link"><text:span text:style-name="T1">2:19</text:span></text:a><text:span text:style-name="T1">) que entrasse em sua casa seria salvo! Tudo isso aconteceu! Assim como o Senhor havia dito que aconteceria! Você não fica emocionado por ser um dos que </text:span><text:soft-page-break/><text:span text:style-name="T1">estavam "dentro"? VIDA.</text:span></text:p>
        <text:p text:style-name="P4"/>
        <text:h text:style-name="P1" text:outline-level="2"><text:bookmark-start text:name="__RefHeading___Toc3107_854452949"/>#361<text:bookmark-end text:name="__RefHeading___Toc3107_854452949"/></text:h>
        <text:p text:style-name="P4"/>
        <text:p text:style-name="P5">Nossa mente espiritual possui a capacidade de absorver informação somente quando está pronta a aceitá-la.</text:p>
        <text:p text:style-name="P4"/>
        <text:h text:style-name="P2" text:outline-level="2"><text:bookmark-start text:name="__RefHeading___Toc3109_854452949"/><text:a xlink:type="simple" xlink:href="http://bibliaonline.com.br/acf/js/7/1-15" text:style-name="Internet_20_link" text:visited-style-name="Visited_20_Internet_20_Link"><text:span text:style-name="T1">JOSUÉ 7, Vers. 1-15</text:span></text:a><text:bookmark-end text:name="__RefHeading___Toc3109_854452949"/></text:h>
        <text:p text:style-name="P4"/>
        <text:p text:style-name="P4"><text:a xlink:type="simple" xlink:href="http://bibliaonline.com.br/acf/js/7/1-5" text:style-name="Internet_20_link" text:visited-style-name="Visited_20_Internet_20_Link"><text:span text:style-name="T1">Js 7:1-5</text:span></text:a><text:span text:style-name="T1"> Há alguns Cristãos que dizem que o que os outros crentes fazem não afeta a eles. Que cada um deve cuidar de si mesmo. Mas este capítulo mostra que até nos tempos do Antigo Testamento, o pecado de um homem afetava todo o arraial de Israel (veja </text:span><text:a xlink:type="simple" xlink:href="http://bibliaonline.com.br/acf/1co/5/" text:style-name="Internet_20_link" text:visited-style-name="Visited_20_Internet_20_Link"><text:span text:style-name="T1">1 Co 5</text:span></text:a><text:span text:style-name="T1"> para ver um capítulo do Novo Testamento que mostra a mesma coisa).</text:span></text:p>
        <text:p text:style-name="P4"/>
        <text:p text:style-name="P4"><text:a xlink:type="simple" xlink:href="http://bibliaonline.com.br/acf/js/7/6-15" text:style-name="Internet_20_link" text:visited-style-name="Visited_20_Internet_20_Link"><text:span text:style-name="T1">Js 7:6-15</text:span></text:a><text:span text:style-name="T1"> Primeiro é colocada a culpa no Senhor, e a reclamação pelo que perderam. Não tinham visto que neles havia orgulho e auto-piedade! Após terem conquistado uma grande vitória no capítulo anterior, vem agora uma derrota. Repare que não houve um pedido de direção a Deus; tudo parecia fácil... uma pequena cidade a ser conquistada, portanto bastava enviar uma pequena companhia de soldados. Simples. (Não é o que também acontece conosco? Nos esquecemos de nossa completa dependência do Senhor a cada dia, e qual o resultado!) Mas então aparece o segredo de terem sido derrotados.</text:span></text:p>
        <text:p text:style-name="P4"/>
        <text:p text:style-name="P4"><text:a xlink:type="simple" xlink:href="http://bibliaonline.com.br/acf/js/7/11" text:style-name="Internet_20_link" text:visited-style-name="Visited_20_Internet_20_Link"><text:span text:style-name="T1">Js 7:11</text:span></text:a><text:span text:style-name="T1"> Embora neste versículo pareça que todos eles tenham pecado, repare as 5 vezes que uma palavra similar é usada... Você pode encontrá-la?</text:span></text:p>
        <text:p text:style-name="P4"/>
        <text:p text:style-name="P4"><text:a xlink:type="simple" xlink:href="http://bibliaonline.com.br/acf/js/7/12-15" text:style-name="Internet_20_link" text:visited-style-name="Visited_20_Internet_20_Link"><text:span text:style-name="T1">Js 7:12-15</text:span></text:a><text:span text:style-name="T1"> Deus está nos mostrando que todos os crentes são "um corpo". (1 Co </text:span><text:a xlink:type="simple" xlink:href="http://bibliaonline.com.br/acf/1co/12/13" text:style-name="Internet_20_link" text:visited-style-name="Visited_20_Internet_20_Link"><text:span text:style-name="T1">12:13</text:span></text:a><text:span text:style-name="T1">). Nosso comportamento individual afeta os outros crentes.</text:span></text:p>
        <text:p text:style-name="P4"/>
        <text:h text:style-name="P1" text:outline-level="2"><text:bookmark-start text:name="__RefHeading___Toc3111_854452949"/>#362<text:bookmark-end text:name="__RefHeading___Toc3111_854452949"/></text:h>
        <text:p text:style-name="P4"/>
        <text:p text:style-name="P5">O ataque ao caráter pessoal de algum oponente mais culto é a última defesa de um homem provado de argumentos válidos.</text:p>
        <text:p text:style-name="P4"/>
        <text:h text:style-name="P2" text:outline-level="2"><text:bookmark-start text:name="__RefHeading___Toc3113_854452949"/><text:soft-page-break/><text:a xlink:type="simple" xlink:href="http://bibliaonline.com.br/acf/js/7/16-26" text:style-name="Internet_20_link" text:visited-style-name="Visited_20_Internet_20_Link"><text:span text:style-name="T1">JOSUÉ 7, Vers. 16-26</text:span></text:a><text:bookmark-end text:name="__RefHeading___Toc3113_854452949"/></text:h>
        <text:p text:style-name="P4"/>
        <text:p text:style-name="P4"><text:span text:style-name="T1">O modo de Deus era fazer com que cada Israelita sentisse que ele pudesse ser a pessoa culpada (Leia Mt </text:span><text:a xlink:type="simple" xlink:href="http://bibliaonline.com.br/acf/mt/26/21,22" text:style-name="Internet_20_link" text:visited-style-name="Visited_20_Internet_20_Link"><text:span text:style-name="T1">26:21,22</text:span></text:a><text:span text:style-name="T1">). Só então todos eles podiam se juntar para identificar o culpado. O arraial inteiro é reunido. Imagine o silêncio que se fez quando começou a ser fechado o cerco.</text:span></text:p>
        <text:p text:style-name="P4"/>
        <text:p text:style-name="P4"><text:a xlink:type="simple" xlink:href="http://bibliaonline.com.br/acf/js/7/18" text:style-name="Internet_20_link" text:visited-style-name="Visited_20_Internet_20_Link"><text:span text:style-name="T1">Js 7:18</text:span></text:a><text:span text:style-name="T1"> Um homem.</text:span></text:p>
        <text:p text:style-name="P4"/>
        <text:p text:style-name="P4"><text:a xlink:type="simple" xlink:href="http://bibliaonline.com.br/acf/js/7/19-20" text:style-name="Internet_20_link" text:visited-style-name="Visited_20_Internet_20_Link"><text:span text:style-name="T1">Js 7:19-20</text:span></text:a><text:span text:style-name="T1"> Repare contra quem ele disse haver pecado.</text:span></text:p>
        <text:p text:style-name="P4"/>
        <text:p text:style-name="P4"><text:a xlink:type="simple" xlink:href="http://bibliaonline.com.br/acf/js/7/21" text:style-name="Internet_20_link" text:visited-style-name="Visited_20_Internet_20_Link"><text:span text:style-name="T1">Js 7:21</text:span></text:a><text:span text:style-name="T1"> Repare nos três passos que ele deu - "Vi", "Cobicei", "Tomei". E então, "Escondi". Um pecado leva a outro!</text:span></text:p>
        <text:p text:style-name="P4"/>
        <text:p text:style-name="P4"><text:a xlink:type="simple" xlink:href="http://bibliaonline.com.br/acf/js/7/22" text:style-name="Internet_20_link" text:visited-style-name="Visited_20_Internet_20_Link"><text:span text:style-name="T1">Js 7:22</text:span></text:a><text:span text:style-name="T1"> Eles correram para verificar tudo, e ali estava.</text:span></text:p>
        <text:p text:style-name="P4"/>
        <text:p text:style-name="P4"><text:a xlink:type="simple" xlink:href="http://bibliaonline.com.br/acf/js/7/24-26" text:style-name="Internet_20_link" text:visited-style-name="Visited_20_Internet_20_Link"><text:span text:style-name="T1">Js 7:24-26</text:span></text:a><text:span text:style-name="T1"> Por que tomar toda a família? Porque ele tinha que cavar um grande buraco no solo no meio da tenda deles; todos deviam saber o que o pai estava fazendo ali. Toda a família foi envolvida. Que exemplo terrível para seus filhos seguirem! Que responsabilidade a dele! Que ruína para toda a sua família! Somos cuidadosos na maneira como estamos criando nossos filhos para o Senhor?</text:span></text:p>
        <text:p text:style-name="P4"/>
        <text:h text:style-name="P1" text:outline-level="2"><text:bookmark-start text:name="__RefHeading___Toc3115_854452949"/>#363<text:bookmark-end text:name="__RefHeading___Toc3115_854452949"/></text:h>
        <text:p text:style-name="P4"/>
        <text:p text:style-name="P5">O conhecimento intelectual me eleva... o conhecimento do coração me humilha.</text:p>
        <text:p text:style-name="P4"/>
        <text:h text:style-name="P2" text:outline-level="2"><text:bookmark-start text:name="__RefHeading___Toc3117_854452949"/><text:a xlink:type="simple" xlink:href="http://bibliaonline.com.br/acf/js/8" text:style-name="Internet_20_link" text:visited-style-name="Visited_20_Internet_20_Link"><text:span text:style-name="T1">JOSUÉ 8</text:span></text:a><text:bookmark-end text:name="__RefHeading___Toc3117_854452949"/></text:h>
        <text:p text:style-name="P4"/>
        <text:p text:style-name="P4"><text:a xlink:type="simple" xlink:href="http://bibliaonline.com.br/acf/js/8/1-2" text:style-name="Internet_20_link" text:visited-style-name="Visited_20_Internet_20_Link"><text:span text:style-name="T1">Js 8:1-2</text:span></text:a><text:span text:style-name="T1"> Na leitura de ontem, Josué havia seguido adiante sem a direção do Senhor, e o resultado foi um desastre (cap. </text:span><text:a xlink:type="simple" xlink:href="http://bibliaonline.com.br/acf/js/7/2-5" text:style-name="Internet_20_link" text:visited-style-name="Visited_20_Internet_20_Link"><text:span text:style-name="T1">7:2-5</text:span></text:a><text:span text:style-name="T1">). Agora que Josué e o povo foram humilhados quanto a sua condição, e julgaram o mal que havia entre eles, o Senhor os encoraja a tomar Ai pelo Seu poder operando por eles.</text:span></text:p>
        <text:p text:style-name="P4"/>
        <text:p text:style-name="P4"><text:soft-page-break/><text:a xlink:type="simple" xlink:href="http://bibliaonline.com.br/acf/js/8/10" text:style-name="Internet_20_link" text:visited-style-name="Visited_20_Internet_20_Link"><text:span text:style-name="T1">Js 8:10</text:span></text:a><text:span text:style-name="T1"> Josué foi cuidadoso também, pois a palavra "escolheu" significa que ele "examinou" todos cedo de manhã.</text:span></text:p>
        <text:p text:style-name="P4"/>
        <text:p text:style-name="P4"><text:a xlink:type="simple" xlink:href="http://bibliaonline.com.br/acf/js/8/13,18-19" text:style-name="Internet_20_link" text:visited-style-name="Visited_20_Internet_20_Link"><text:span text:style-name="T1">Js 8:13, 18-19</text:span></text:a><text:span text:style-name="T1"> Várias companhias de Israelitas, com Josué no meio deles, todos guiados pelo Senhor e agindo juntos. Que bela figura do que os Cristãos deveriam ser hoje!</text:span></text:p>
        <text:p text:style-name="P4"/>
        <text:p text:style-name="P4"><text:a xlink:type="simple" xlink:href="http://bibliaonline.com.br/acf/js/8/24-29" text:style-name="Internet_20_link" text:visited-style-name="Visited_20_Internet_20_Link"><text:span text:style-name="T1">Js 8:24-29</text:span></text:a><text:span text:style-name="T1"> A obediência traz vitória.</text:span></text:p>
        <text:p text:style-name="P4"/>
        <text:p text:style-name="P4"><text:a xlink:type="simple" xlink:href="http://bibliaonline.com.br/acf/js/8/30-32" text:style-name="Internet_20_link" text:visited-style-name="Visited_20_Internet_20_Link"><text:span text:style-name="T1">Js 8:30-32</text:span></text:a><text:span text:style-name="T1"> A vitória se torna em adoração.</text:span></text:p>
        <text:p text:style-name="P4"/>
        <text:p text:style-name="P4"><text:a xlink:type="simple" xlink:href="http://bibliaonline.com.br/acf/js/8/33-35" text:style-name="Internet_20_link" text:visited-style-name="Visited_20_Internet_20_Link"><text:span text:style-name="T1">Js 8:33-35</text:span></text:a><text:span text:style-name="T1"> A adoração leva ao anseio de escutar toda a Palavra de Deus.</text:span></text:p>
        <text:p text:style-name="P4"/>
        <text:h text:style-name="P1" text:outline-level="2"><text:bookmark-start text:name="__RefHeading___Toc3119_854452949"/>#364<text:bookmark-end text:name="__RefHeading___Toc3119_854452949"/></text:h>
        <text:p text:style-name="P4"/>
        <text:p text:style-name="P5">Se alguém é legalista, ele espera receber algo por seu sofrimento.</text:p>
        <text:p text:style-name="P4"/>
        <text:h text:style-name="P2" text:outline-level="2"><text:bookmark-start text:name="__RefHeading___Toc3121_854452949"/><text:a xlink:type="simple" xlink:href="http://bibliaonline.com.br/acf/js/9" text:style-name="Internet_20_link" text:visited-style-name="Visited_20_Internet_20_Link"><text:span text:style-name="T1">JOSUÉ 9</text:span></text:a><text:bookmark-end text:name="__RefHeading___Toc3121_854452949"/></text:h>
        <text:p text:style-name="P4"/>
        <text:p text:style-name="P4"><text:a xlink:type="simple" xlink:href="http://bibliaonline.com.br/acf/js/9/1-2" text:style-name="Internet_20_link" text:visited-style-name="Visited_20_Internet_20_Link"><text:span text:style-name="T1">Js 9:1-2</text:span></text:a><text:span text:style-name="T1"> Acaso o final feliz do </text:span><text:a xlink:type="simple" xlink:href="http://bibliaonline.com.br/acf/js/8" text:style-name="Internet_20_link" text:visited-style-name="Visited_20_Internet_20_Link"><text:span text:style-name="T1">capítulo 8</text:span></text:a><text:span text:style-name="T1"> leva a uma vida fácil e confortável? Muito pelo contrário, pois Satanás só fica mais furioso e até arranja inimigos para se unirem contra o povo de Deus. Satanás muda suas táticas. O </text:span><text:a xlink:type="simple" xlink:href="http://bibliaonline.com.br/acf/js/7" text:style-name="Internet_20_link" text:visited-style-name="Visited_20_Internet_20_Link"><text:span text:style-name="T1">capítulo 7</text:span></text:a><text:span text:style-name="T1"> foi um ataque de Satanás vindo de dentro da congregação, de seus desejos; hoje seu ardil vem de fora. Não é à toa que temos que vigiar de noite e de dia contra Satanás.</text:span></text:p>
        <text:p text:style-name="P4"/>
        <text:p text:style-name="P4"><text:a xlink:type="simple" xlink:href="http://bibliaonline.com.br/acf/js/9/3-15" text:style-name="Internet_20_link" text:visited-style-name="Visited_20_Internet_20_Link"><text:span text:style-name="T1">Js 9:3-15</text:span></text:a><text:span text:style-name="T1"> Gibeom estava a apenas algumas milhas de Ai e menos que um dia de jornada (53 quilômetros) de Gilgal. Aquelas pessoas eram sorrateiras e procuravam se proteger. Eles não se importavam com o Senhor, apenas usavam o Seu nome no </text:span><text:a xlink:type="simple" xlink:href="http://bibliaonline.com.br/acf/js/9/9" text:style-name="Internet_20_link" text:visited-style-name="Visited_20_Internet_20_Link"><text:span text:style-name="T1">versículo 9</text:span></text:a><text:span text:style-name="T1"> para causar uma boa impressão. Josué e os outros líderes de Israel estavam intranqüilos - versículos </text:span><text:a xlink:type="simple" xlink:href="http://bibliaonline.com.br/acf/js/9/7,8" text:style-name="Internet_20_link" text:visited-style-name="Visited_20_Internet_20_Link"><text:span text:style-name="T1">7-8</text:span></text:a><text:span text:style-name="T1">, mas foram induzidos ao erro pela história inventada. A decisão do </text:span><text:a xlink:type="simple" xlink:href="http://bibliaonline.com.br/acf/js/9/15" text:style-name="Internet_20_link" text:visited-style-name="Visited_20_Internet_20_Link"><text:span text:style-name="T1">versículo 15</text:span></text:a><text:span text:style-name="T1"> é uma decisão errada por causa do </text:span><text:a xlink:type="simple" xlink:href="http://bibliaonline.com.br/acf/js/9/14" text:style-name="Internet_20_link" text:visited-style-name="Visited_20_Internet_20_Link"><text:span text:style-name="T1">versículo 14</text:span></text:a><text:span text:style-name="T1">. É esta a causa de muitos dos erros que nós crentes cometemos. Confiança própria e nenhuma oração.</text:span></text:p>
        <text:p text:style-name="P4"/>
        <text:p text:style-name="P4"><text:a xlink:type="simple" xlink:href="http://bibliaonline.com.br/acf/js/9/16" text:style-name="Internet_20_link" text:visited-style-name="Visited_20_Internet_20_Link"><text:span text:style-name="T1">Js 9:16</text:span></text:a><text:span text:style-name="T1"> Bastaria ter aguardado um pouco na presença do Senhor para terem tudo </text:span><text:soft-page-break/><text:span text:style-name="T1">esclarecido.</text:span></text:p>
        <text:p text:style-name="P4"/>
        <text:p text:style-name="P4"><text:a xlink:type="simple" xlink:href="http://bibliaonline.com.br/acf/js/9/17-21" text:style-name="Internet_20_link" text:visited-style-name="Visited_20_Internet_20_Link"><text:span text:style-name="T1">Js 9:17-21</text:span></text:a><text:span text:style-name="T1"> Os líderes certamente haviam cometido um erro, mas o restante do povo agora aumenta o problema ao apontarem faltas em seus líderes ao invés de entenderem que eles (a congregação) teria agido da mesma forma errada se fossem eles os líderes.</text:span></text:p>
        <text:p text:style-name="P4"/>
        <text:p text:style-name="P4"><text:a xlink:type="simple" xlink:href="http://bibliaonline.com.br/acf/js/9/27" text:style-name="Internet_20_link" text:visited-style-name="Visited_20_Internet_20_Link"><text:span text:style-name="T1">Js 9:27</text:span></text:a><text:span text:style-name="T1"> Repare nas últimas 18 palavras. Agora leia </text:span><text:a xlink:type="simple" xlink:href="http://bibliaonline.com.br/acf/dt/12/5-13" text:style-name="Internet_20_link" text:visited-style-name="Visited_20_Internet_20_Link"><text:span text:style-name="T1">Dt 12:5-13</text:span></text:a><text:span text:style-name="T1">. Nem Moisés nem Josué sabiam onde era aquele lugar ou o que se tornaria... Jerusalém, o lugar permanente de Deus (no Antigo Testamento) onde Ele iria colocar o Seu nome. Deus sempre possui um só centro! Leia </text:span><text:a xlink:type="simple" xlink:href="http://bibliaonline.com.br/acf/1rs/11/36" text:style-name="Internet_20_link" text:visited-style-name="Visited_20_Internet_20_Link"><text:span text:style-name="T1">1 Rs 11:36</text:span></text:a><text:span text:style-name="T1">. Continuamos a ser dirigidos para o único Centro de Deus... Cristo. Lembre-se deste versículo, pois o primeiro versículo que iremos ler amanhã, se Deus quiser, tem o mesmo nome daquele lugar, que não seria possuído por Israel nos próximos 400 anos!</text:span></text:p>
        <text:p text:style-name="P4"/>
        <text:h text:style-name="P1" text:outline-level="2"><text:bookmark-start text:name="__RefHeading___Toc3123_854452949"/>#365<text:bookmark-end text:name="__RefHeading___Toc3123_854452949"/></text:h>
        <text:p text:style-name="P4"/>
        <text:p text:style-name="P5">As opiniões são nossas, e não deveríamos nos agarrar a elas com muita força. A verdade é divina e por ela vale a pena viver e morrer.</text:p>
        <text:p text:style-name="P4"/>
        <text:h text:style-name="P2" text:outline-level="2"><text:bookmark-start text:name="__RefHeading___Toc3125_854452949"/><text:a xlink:type="simple" xlink:href="http://bibliaonline.com.br/acf/js/10" text:style-name="Internet_20_link" text:visited-style-name="Visited_20_Internet_20_Link"><text:span text:style-name="T1">JOSUÉ 10</text:span></text:a><text:bookmark-end text:name="__RefHeading___Toc3125_854452949"/></text:h>
        <text:p text:style-name="P4"/>
        <text:p text:style-name="P4"><text:a xlink:type="simple" xlink:href="http://bibliaonline.com.br/acf/js/10/1" text:style-name="Internet_20_link" text:visited-style-name="Visited_20_Internet_20_Link"><text:span text:style-name="T1">Js 10:1</text:span></text:a><text:span text:style-name="T1"> Existe o lugar! Agora, pare um minuto para ler </text:span><text:a xlink:type="simple" xlink:href="http://bibliaonline.com.br/acf/1rs/14/21" text:style-name="Internet_20_link" text:visited-style-name="Visited_20_Internet_20_Link"><text:span text:style-name="T1">1 Rs 14:21</text:span></text:a><text:span text:style-name="T1"> e veja as mesmas palavras como as lemos no </text:span><text:a xlink:type="simple" xlink:href="http://bibliaonline.com.br/acf/js/9/27" text:style-name="Internet_20_link" text:visited-style-name="Visited_20_Internet_20_Link"><text:span text:style-name="T1">último</text:span></text:a><text:span text:style-name="T1"> versículo do capítulo de ontem. Depois leia </text:span><text:a xlink:type="simple" xlink:href="http://bibliaonline.com.br/acf/2sm/6,7" text:style-name="Internet_20_link" text:visited-style-name="Visited_20_Internet_20_Link"><text:span text:style-name="T1">2 Sm 5:6, 7</text:span></text:a><text:span text:style-name="T1"> para conhecer os fatos históricos.</text:span></text:p>
        <text:p text:style-name="P4"/>
        <text:p text:style-name="P4"><text:a xlink:type="simple" xlink:href="http://bibliaonline.com.br/acf/js/10/6" text:style-name="Internet_20_link" text:visited-style-name="Visited_20_Internet_20_Link"><text:span text:style-name="T1">Js 10:6</text:span></text:a><text:span text:style-name="T1"> Os homens de Gibeão haviam professado a Deus, portanto agora, quando estão para ser atacados por cinco reis, chamam por Israel para ajudá-los.</text:span></text:p>
        <text:p text:style-name="P4"/>
        <text:p text:style-name="P4"><text:a xlink:type="simple" xlink:href="http://bibliaonline.com.br/acf/js/10/7-15" text:style-name="Internet_20_link" text:visited-style-name="Visited_20_Internet_20_Link"><text:span text:style-name="T1">Js 10:7-15</text:span></text:a><text:span text:style-name="T1"> Josué obtém conforto, força e certeza diretamente do Senhor. Em graça o Senhor não apenas ganha a batalha por Israel, mas efetua um poderoso milagre com o sol e a lua!</text:span></text:p>
        <text:p text:style-name="P4"/>
        <text:p text:style-name="P4"><text:a xlink:type="simple" xlink:href="http://bibliaonline.com.br/acf/js/10/16-42" text:style-name="Internet_20_link" text:visited-style-name="Visited_20_Internet_20_Link"><text:span text:style-name="T1">Js 10:16-42</text:span></text:a><text:span text:style-name="T1"> Aqueles que se opõem a Deus, após terem ouvido falar dEle e de Seu poder, </text:span><text:soft-page-break/><text:span text:style-name="T1">devem sofrer as conseqüências cedo ou tarde. Aquelas pessoas, com seus reis, não tinham que ser destruídas (Raabe e os Gibeonitas são um exemplo daqueles que escutaram o aviso de Deus e foram poupados). O mesmo acontece hoje.</text:span></text:p>
        <text:p text:style-name="P4"/>
        <text:p text:style-name="P4"><text:a xlink:type="simple" xlink:href="http://bibliaonline.com.br/acf/js/10/43" text:style-name="Internet_20_link" text:visited-style-name="Visited_20_Internet_20_Link"><text:span text:style-name="T1">Js 10:43</text:span></text:a><text:span text:style-name="T1"> Você se lembra por que este era um bom lugar para o qual deviam voltar? Se não, volte aos capítulos quatro e cinco, lendo os comentários.</text:span></text:p>
        <text:p text:style-name="P4"/>
        <text:h text:style-name="P1" text:outline-level="2"><text:bookmark-start text:name="__RefHeading___Toc3127_854452949"/>#366<text:bookmark-end text:name="__RefHeading___Toc3127_854452949"/></text:h>
        <text:p text:style-name="P4"/>
        <text:p text:style-name="P5">O cristianismo torna eloqüente a mente mais pobre.</text:p>
        <text:p text:style-name="P4"/>
        <text:h text:style-name="P2" text:outline-level="2"><text:bookmark-start text:name="__RefHeading___Toc3129_854452949"/><text:a xlink:type="simple" xlink:href="http://bibliaonline.com.br/acf/js/11" text:style-name="Internet_20_link" text:visited-style-name="Visited_20_Internet_20_Link"><text:span text:style-name="T1">JOSUÉ 11</text:span></text:a><text:bookmark-end text:name="__RefHeading___Toc3129_854452949"/></text:h>
        <text:p text:style-name="P4"/>
        <text:p text:style-name="P4"><text:a xlink:type="simple" xlink:href="http://bibliaonline.com.br/acf/js/11/1-14" text:style-name="Internet_20_link" text:visited-style-name="Visited_20_Internet_20_Link"><text:span text:style-name="T1">Js 11:1-14</text:span></text:a><text:span text:style-name="T1"> Muitas nações escutam agora desse estranho exército invasor com coisas sobre-humanas ocorrendo (como o sol e a lua parando no céu durante todo um dia). Assim um rei persuade a todos para que se unam a fim de se livrarem desse estranho exército. Mas eles não sabiam que o Senhor dirigia aqueles invasores! O Senhor é mencionado quatro vezes. Repare (</text:span><text:a xlink:type="simple" xlink:href="http://bibliaonline.com.br/acf/js/11/12" text:style-name="Internet_20_link" text:visited-style-name="Visited_20_Internet_20_Link"><text:span text:style-name="T1">vers. 12</text:span></text:a><text:span text:style-name="T1">) que eles estão fazendo exatamente o que Moisés havia ordenado que Josué fizesse (</text:span><text:a xlink:type="simple" xlink:href="http://bibliaonline.com.br/acf/dt/20/17" text:style-name="Internet_20_link" text:visited-style-name="Visited_20_Internet_20_Link"><text:span text:style-name="T1">Dt 20:17</text:span></text:a><text:span text:style-name="T1">).</text:span></text:p>
        <text:p text:style-name="P4"/>
        <text:p text:style-name="P4"><text:a xlink:type="simple" xlink:href="http://bibliaonline.com.br/acf/js/11/15" text:style-name="Internet_20_link" text:visited-style-name="Visited_20_Internet_20_Link"><text:span text:style-name="T1">Js 11:15</text:span></text:a><text:span text:style-name="T1"> Que coisa grandiosa para se dizer! Estamos nós seguindo fielmente a Palavra de Deus? </text:span><text:a xlink:type="simple" xlink:href="http://bibliaonline.com.br/acf/atos/2/42" text:style-name="Internet_20_link" text:visited-style-name="Visited_20_Internet_20_Link"><text:span text:style-name="T1">At 2:42</text:span></text:a><text:span text:style-name="T1">; </text:span><text:a xlink:type="simple" xlink:href="http://bibliaonline.com.br/acf/2tm/2/2" text:style-name="Internet_20_link" text:visited-style-name="Visited_20_Internet_20_Link"><text:span text:style-name="T1">2Tm 2:2</text:span></text:a><text:span text:style-name="T1">.</text:span></text:p>
        <text:p text:style-name="P4"/>
        <text:p text:style-name="P4"><text:a xlink:type="simple" xlink:href="http://bibliaonline.com.br/acf/js/11/16-23" text:style-name="Internet_20_link" text:visited-style-name="Visited_20_Internet_20_Link"><text:span text:style-name="T1">Js 11:16-23</text:span></text:a><text:span text:style-name="T1"> A fidelidade em seguir a direção do Senhor traz vitória após vitória "por muito tempo" - </text:span><text:a xlink:type="simple" xlink:href="http://bibliaonline.com.br/acf/js/11/18" text:style-name="Internet_20_link" text:visited-style-name="Visited_20_Internet_20_Link"><text:span text:style-name="T1">vers. 18</text:span></text:a><text:span text:style-name="T1">, e leva ao descanso da guerra quando os propósitos de Deus estão cumpridos. Nós Cristãos sabemos de </text:span><text:a xlink:type="simple" xlink:href="http://bibliaonline.com.br/acf/hb/4/9-10" text:style-name="Internet_20_link" text:visited-style-name="Visited_20_Internet_20_Link"><text:span text:style-name="T1">Hb 4:9-10</text:span></text:a><text:span text:style-name="T1"> que nosso "descanso" das batalhas espirituais só acontecerá quando formos levados para estar com Cristo no céu.</text:span></text:p>
        <text:p text:style-name="P4"/>
        <text:p text:style-name="P4"><text:a xlink:type="simple" xlink:href="http://bibliaonline.com.br/acf/js/11/20" text:style-name="Internet_20_link" text:visited-style-name="Visited_20_Internet_20_Link"><text:span text:style-name="T1">Js 11:20</text:span></text:a><text:span text:style-name="T1"> Isso porque aqueles estes inimigos não iriam se sujeitar a Deus que é o dono do mundo e de tudo o que nele há. Leia Dn 4:17 e </text:span><text:a xlink:type="simple" xlink:href="http://bibliaonline.com.br/acf/atos/17/26" text:style-name="Internet_20_link" text:visited-style-name="Visited_20_Internet_20_Link"><text:span text:style-name="T1">At 17:26</text:span></text:a><text:span text:style-name="T1">. Repare bem na última sequência. Este capítulo é o final da primeira parte do livro inteiro. Josué, até este ponto, tem sido uma figura, para nós crentes, de Cristo conquistando a grande vitória sobre Satanás na cruz e nos introduz em TODAS as bênçãos que nos pertencem. A paz se </text:span><text:soft-page-break/><text:span text:style-name="T1">segue às vitórias. O que depende de Cristo sempre prevalece; o que depende de nós revela a nossa própria fraqueza.</text:span></text:p>
        <text:p text:style-name="P4"/>
        <text:h text:style-name="P1" text:outline-level="2"><text:bookmark-start text:name="__RefHeading___Toc3131_854452949"/>#367<text:bookmark-end text:name="__RefHeading___Toc3131_854452949"/></text:h>
        <text:p text:style-name="P4"/>
        <text:p text:style-name="P5">A sabedoria de Deus nos conduz no caminho da vontade de Deus.</text:p>
        <text:p text:style-name="P4"/>
        <text:h text:style-name="P2" text:outline-level="2"><text:bookmark-start text:name="__RefHeading___Toc3133_854452949"/><text:a xlink:type="simple" xlink:href="http://bibliaonline.com.br/acf/js/12" text:style-name="Internet_20_link" text:visited-style-name="Visited_20_Internet_20_Link"><text:span text:style-name="T1">JOSUÉ 12</text:span></text:a><text:bookmark-end text:name="__RefHeading___Toc3133_854452949"/></text:h>
        <text:p text:style-name="P4"/>
        <text:p text:style-name="P5">Este capítulo descreve as vitórias que Deus lhes concede, 33 reis e suas possessões foram conquistados. Todos os inimigos foram vencidos.</text:p>
        <text:p text:style-name="P4"/>
        <text:p text:style-name="P4"><text:a xlink:type="simple" xlink:href="http://bibliaonline.com.br/acf/js/12/1-6" text:style-name="Internet_20_link" text:visited-style-name="Visited_20_Internet_20_Link"><text:span text:style-name="T1">Js 12:1-6</text:span></text:a><text:span text:style-name="T1"> Descreve os dois no lado Leste (deserto) do Rio Jordão.</text:span></text:p>
        <text:p text:style-name="P4"/>
        <text:p text:style-name="P4"><text:a xlink:type="simple" xlink:href="http://bibliaonline.com.br/acf/js/12/7-24" text:style-name="Internet_20_link" text:visited-style-name="Visited_20_Internet_20_Link"><text:span text:style-name="T1">Js 12:7-24</text:span></text:a><text:span text:style-name="T1"> O restante do capítulo nos fala dos 31 reis na terra de Canaã (Israel atual), a parte principal "da terra".</text:span></text:p>
        <text:p text:style-name="P4"/>
        <text:p text:style-name="P4"><text:a xlink:type="simple" xlink:href="http://bibliaonline.com.br/acf/js/12/8" text:style-name="Internet_20_link" text:visited-style-name="Visited_20_Internet_20_Link"><text:span text:style-name="T1">Js 12:8</text:span></text:a><text:span text:style-name="T1"> Seis lugares, como seis experiências na vida do Cristão... a sétima está por vir... com CRISTO no CÉU. Mas enquanto isso, temos que lutar contra a sutil oposição de Satanás (</text:span><text:a xlink:type="simple" xlink:href="http://bibliaonline.com.br/acf/ef/6/12" text:style-name="Internet_20_link" text:visited-style-name="Visited_20_Internet_20_Link"><text:span text:style-name="T1">Ef 6:12</text:span></text:a><text:span text:style-name="T1">, </text:span><text:a xlink:type="simple" xlink:href="http://bibliaonline.com.br/acf/2tm/3/1-5" text:style-name="Internet_20_link" text:visited-style-name="Visited_20_Internet_20_Link"><text:span text:style-name="T1">2Tm 3:1-5</text:span></text:a><text:span text:style-name="T1">). Deus, hoje, está permitindo que o engano de Satanás aumente. Possamos ser vencedores, não apenas contra o mal moral, mas (o que é pior) contra o mal e os ensinos errados no que concerne as Escrituras.</text:span></text:p>
        <text:p text:style-name="P4"/>
        <text:h text:style-name="P1" text:outline-level="2"><text:bookmark-start text:name="__RefHeading___Toc3135_854452949"/>#368<text:bookmark-end text:name="__RefHeading___Toc3135_854452949"/></text:h>
        <text:p text:style-name="P4"/>
        <text:p text:style-name="P5">Se alguém fala de separação do mal, sem estar humilhado, é melhor que se cuide, ou sua posição se tornará simplesmente algo que em todas as épocas tem dado origem às seitas e gerado heresia doutrinária.</text:p>
        <text:p text:style-name="P4"/>
        <text:h text:style-name="P2" text:outline-level="2"><text:bookmark-start text:name="__RefHeading___Toc3137_854452949"/><text:a xlink:type="simple" xlink:href="http://bibliaonline.com.br/acf/js/13" text:style-name="Internet_20_link" text:visited-style-name="Visited_20_Internet_20_Link"><text:span text:style-name="T1">JOSUÉ 13</text:span></text:a><text:bookmark-end text:name="__RefHeading___Toc3137_854452949"/></text:h>
        <text:p text:style-name="P4"/>
        <text:p text:style-name="P4"><text:a xlink:type="simple" xlink:href="http://bibliaonline.com.br/acf/js/13/1" text:style-name="Internet_20_link" text:visited-style-name="Visited_20_Internet_20_Link"><text:span text:style-name="T1">Js 13:1</text:span></text:a><text:span text:style-name="T1"> Em </text:span><text:a xlink:type="simple" xlink:href="http://bibliaonline.com.br/acf/js/11/23" text:style-name="Internet_20_link" text:visited-style-name="Visited_20_Internet_20_Link"><text:span text:style-name="T1">11:23</text:span></text:a><text:span text:style-name="T1"> lemos que eles "tomaram" toda a terra. Aqui diz que precisavam </text:span><text:soft-page-break/><text:span text:style-name="T1">"possuí-la". Podemos conhecer alguma verdade das Escrituras, mas só passamos a vivê-la... quando a "possuímos".</text:span></text:p>
        <text:p text:style-name="P4"/>
        <text:p text:style-name="P4"><text:a xlink:type="simple" xlink:href="http://bibliaonline.com.br/acf/js/13/6-7" text:style-name="Internet_20_link" text:visited-style-name="Visited_20_Internet_20_Link"><text:span text:style-name="T1">Js 13:6-7</text:span></text:a><text:span text:style-name="T1"> Assim como nenhuma tribo recebeu toda a terra, agora nenhum crente pode dizer que entenda toda a verdade de Deus. É por isso que Deus deu a nós Cristãos versículo como </text:span><text:a xlink:type="simple" xlink:href="http://bibliaonline.com.br/acf/rm/12/3-8" text:style-name="Internet_20_link" text:visited-style-name="Visited_20_Internet_20_Link"><text:span text:style-name="T1">Romanos 12:3-8</text:span></text:a><text:span text:style-name="T1">, </text:span><text:a xlink:type="simple" xlink:href="http://bibliaonline.com.br/acf/1co/12/4-27" text:style-name="Internet_20_link" text:visited-style-name="Visited_20_Internet_20_Link"><text:span text:style-name="T1">1 Co 12:4-27</text:span></text:a><text:span text:style-name="T1">, </text:span><text:a xlink:type="simple" xlink:href="http://bibliaonline.com.br/acf/ef/4/15-16" text:style-name="Internet_20_link" text:visited-style-name="Visited_20_Internet_20_Link"><text:span text:style-name="T1">Ef 4:15-16</text:span></text:a><text:span text:style-name="T1">. Você está "possuindo" a verdade? Só "possuímos" alguma verdade das Escrituras quando a estamos VIVENDO. Pare um minuto para ler </text:span><text:a xlink:type="simple" xlink:href="http://bibliaonline.com.br/acf/lc/8/18" text:style-name="Internet_20_link" text:visited-style-name="Visited_20_Internet_20_Link"><text:span text:style-name="T1">Lucas 8:18</text:span></text:a><text:span text:style-name="T1">. "Aquele que tem", significa que só tenho quando estou vivendo aquilo que já sei. Então o Senhor vai me ensinar mais.</text:span></text:p>
        <text:p text:style-name="P4"/>
        <text:p text:style-name="P4"><text:a xlink:type="simple" xlink:href="http://bibliaonline.com.br/acf/js/13/13" text:style-name="Internet_20_link" text:visited-style-name="Visited_20_Internet_20_Link"><text:span text:style-name="T1">Js 13:13</text:span></text:a><text:span text:style-name="T1"> Deus é cuidadoso em nos dizer que Israel não expulsou principalmente duas nações. Cerca de 400 anos mais tarde, o grande rei Davi casou-se com a filha do rei de Gesur (</text:span><text:a xlink:type="simple" xlink:href="http://bibliaonline.com.br/acf/2sm/3/3" text:style-name="Internet_20_link" text:visited-style-name="Visited_20_Internet_20_Link"><text:span text:style-name="T1">2 Sm 3:3</text:span></text:a><text:span text:style-name="T1">). Quem foi o filho deles? O ímpio Absalão! Deus é misericordioso, mas Ele nos diz que se não nos separamos daquilo que Ele nos avisa para nos separarmos, há um preço a ser pago por isso - </text:span><text:a xlink:type="simple" xlink:href="http://bibliaonline.com.br/acf/gl/5/7" text:style-name="Internet_20_link" text:visited-style-name="Visited_20_Internet_20_Link"><text:span text:style-name="T1">Gl 5:7</text:span></text:a><text:span text:style-name="T1">.</text:span></text:p>
        <text:p text:style-name="P4"/>
        <text:p text:style-name="P4"><text:a xlink:type="simple" xlink:href="http://bibliaonline.com.br/acf/js/13/22" text:style-name="Internet_20_link" text:visited-style-name="Visited_20_Internet_20_Link"><text:span text:style-name="T1">Js 13:22</text:span></text:a><text:span text:style-name="T1"> Você se lembra de Balaão? Ele conseguiu fazer com que os Israelitas se casassem com essas pessoas. </text:span><text:a xlink:type="simple" xlink:href="http://bibliaonline.com.br/acf/nm/31/16" text:style-name="Internet_20_link" text:visited-style-name="Visited_20_Internet_20_Link"><text:span text:style-name="T1">Nm 31:16</text:span></text:a><text:span text:style-name="T1">. Aqui lemos do seu fim.</text:span></text:p>
        <text:p text:style-name="P4"/>
        <text:p text:style-name="P4"><text:a xlink:type="simple" xlink:href="http://bibliaonline.com.br/acf/js/13/33" text:style-name="Internet_20_link" text:visited-style-name="Visited_20_Internet_20_Link"><text:span text:style-name="T1">Js 13:33</text:span></text:a><text:span text:style-name="T1"> Uma tribo que não podia chamar nenhuma terra como sendo sua, mas isso não era por causa da sua infidelidade, mas era resultado dos anos de fidelidade que haviam tido (</text:span><text:a xlink:type="simple" xlink:href="http://bibliaonline.com.br/acf/ex/32/25-29" text:style-name="Internet_20_link" text:visited-style-name="Visited_20_Internet_20_Link"><text:span text:style-name="T1">Ex 32:25-29</text:span></text:a><text:span text:style-name="T1">, </text:span><text:a xlink:type="simple" xlink:href="http://bibliaonline.com.br/acf/nm/8/5-19" text:style-name="Internet_20_link" text:visited-style-name="Visited_20_Internet_20_Link"><text:span text:style-name="T1">Nm 8:5-19</text:span></text:a><text:span text:style-name="T1">). Repare cuidadosamente Quem era a sua herança! Valorizamos a Cristo acima de todas as coisas desta vida?</text:span></text:p>
        <text:p text:style-name="P4"/>
        <text:h text:style-name="P1" text:outline-level="2"><text:bookmark-start text:name="__RefHeading___Toc3139_854452949"/>#369<text:bookmark-end text:name="__RefHeading___Toc3139_854452949"/></text:h>
        <text:p text:style-name="P4"/>
        <text:p text:style-name="P5">Quanto mais separado você estiver do mal, mais irá senti-lo.</text:p>
        <text:p text:style-name="P4"/>
        <text:h text:style-name="P2" text:outline-level="2"><text:bookmark-start text:name="__RefHeading___Toc3141_854452949"/><text:a xlink:type="simple" xlink:href="http://bibliaonline.com.br/acf/js/14" text:style-name="Internet_20_link" text:visited-style-name="Visited_20_Internet_20_Link"><text:span text:style-name="T1">JOSUÉ 14</text:span></text:a><text:bookmark-end text:name="__RefHeading___Toc3141_854452949"/></text:h>
        <text:p text:style-name="P4"/>
        <text:p text:style-name="P4"><text:a xlink:type="simple" xlink:href="http://bibliaonline.com.br/acf/js/14/1-5" text:style-name="Internet_20_link" text:visited-style-name="Visited_20_Internet_20_Link"><text:span text:style-name="T1">Js 14:1-5</text:span></text:a><text:span text:style-name="T1"> As nove tribos e meia herdam a terra em conformidade com os mandamentos do Senhor. Uma herança é algo separado no futuro para uma pessoa em particular. Os pensamentos de Deus não estavam na parte leste do Jordão, mas no lado oeste do rio. </text:span><text:soft-page-break/><text:span text:style-name="T1">Repare que a palavra "herança" está escrita em itálico em algumas versões, pois foi acrescentada pelos tradutores em </text:span><text:a xlink:type="simple" xlink:href="http://bibliaonline.com.br/acf/js/13/15,24,29" text:style-name="Internet_20_link" text:visited-style-name="Visited_20_Internet_20_Link"><text:span text:style-name="T1">13:15, 24, 29</text:span></text:a><text:span text:style-name="T1">. Elas não se encontram no original.</text:span></text:p>
        <text:p text:style-name="P4"/>
        <text:p text:style-name="P4"><text:a xlink:type="simple" xlink:href="http://bibliaonline.com.br/acf/js/14/6-15" text:style-name="Internet_20_link" text:visited-style-name="Visited_20_Internet_20_Link"><text:span text:style-name="T1">Js 14:6-15</text:span></text:a><text:span text:style-name="T1"> Um dos homens fiéis de Deus! Por causa do fracasso de Israel, ele teve que andar com eles por metade de sua vida (40 anos no deserto) antes de receber aquilo que lhe foi prometido. Ele seguiu adiante pela fé no Senhor. Aqui ele obtém o "bom testemunho" do qual Deus nos fala em Hebreus </text:span><text:a xlink:type="simple" xlink:href="http://bibliaonline.com.br/acf/hb/11/1-2" text:style-name="Internet_20_link" text:visited-style-name="Visited_20_Internet_20_Link"><text:span text:style-name="T1">11:1-2</text:span></text:a><text:span text:style-name="T1">, e possui Hebrom (que significa "comunhão") para si próprio. Calebe e Josué, pela sua fidelidade, são os dois únicos indivíduos que receberam um pedaço pessoal da terra de Israel! (</text:span><text:a xlink:type="simple" xlink:href="http://bibliaonline.com.br/acf/js/14/13" text:style-name="Internet_20_link" text:visited-style-name="Visited_20_Internet_20_Link"><text:span text:style-name="T1">14:13</text:span></text:a><text:span text:style-name="T1">).</text:span></text:p>
        <text:p text:style-name="P4"/>
        <text:h text:style-name="P1" text:outline-level="2"><text:bookmark-start text:name="__RefHeading___Toc3143_854452949"/>#370<text:bookmark-end text:name="__RefHeading___Toc3143_854452949"/></text:h>
        <text:p text:style-name="P4"/>
        <text:p text:style-name="P5">Separação não é uma questão de cerimônia mas do desfrutar de Cristo.</text:p>
        <text:p text:style-name="P4"/>
        <text:h text:style-name="P2" text:outline-level="2"><text:bookmark-start text:name="__RefHeading___Toc3145_854452949"/><text:a xlink:type="simple" xlink:href="http://bibliaonline.com.br/acf/js/15" text:style-name="Internet_20_link" text:visited-style-name="Visited_20_Internet_20_Link"><text:span text:style-name="T1">JOSUÉ 15</text:span></text:a><text:bookmark-end text:name="__RefHeading___Toc3145_854452949"/></text:h>
        <text:p text:style-name="P4"/>
        <text:p text:style-name="P4"><text:a xlink:type="simple" xlink:href="http://bibliaonline.com.br/acf/js/15/1-12" text:style-name="Internet_20_link" text:visited-style-name="Visited_20_Internet_20_Link"><text:span text:style-name="T1">Js 15:1-12</text:span></text:a><text:span text:style-name="T1"> Judá era o quarto filho de Jacó, mas substituiu Rubem como a tribo real da qual o Messias havia de vir (veja </text:span><text:a xlink:type="simple" xlink:href="http://bibliaonline.com.br/acf/gn/49/10" text:style-name="Internet_20_link" text:visited-style-name="Visited_20_Internet_20_Link"><text:span text:style-name="T1">Gn 49:10</text:span></text:a><text:span text:style-name="T1">). Portanto, Judá é a primeira tribo a receber sua herança, e eles recebem a maior porção dentre todas as tribos.</text:span></text:p>
        <text:p text:style-name="P4"/>
        <text:p text:style-name="P4"><text:a xlink:type="simple" xlink:href="http://bibliaonline.com.br/acf/js/15/13-19" text:style-name="Internet_20_link" text:visited-style-name="Visited_20_Internet_20_Link"><text:span text:style-name="T1">Js 15:13-19</text:span></text:a><text:span text:style-name="T1"> O exemplo piedoso de Calebe afeta seu parente e sua família. Foi o desejo deles de ter mais da terra prometida por Deus que levou Otniel e Acsa a se unirem como marido e mulher.</text:span></text:p>
        <text:p text:style-name="P4"/>
        <text:p text:style-name="P4"><text:a xlink:type="simple" xlink:href="http://bibliaonline.com.br/acf/js/15/20-62" text:style-name="Internet_20_link" text:visited-style-name="Visited_20_Internet_20_Link"><text:span text:style-name="T1">Js 15:20-62</text:span></text:a><text:span text:style-name="T1"> Quão cuidadoso é Deus com cada detalhe da herança da tribo de Judá. Se você e eu formos obedientes à Palavra de Deus, receberemos uma maior recompensa, no céu, vinda do próprio Senhor (</text:span><text:a xlink:type="simple" xlink:href="http://bibliaonline.com.br/acf/ap/22/12" text:style-name="Internet_20_link" text:visited-style-name="Visited_20_Internet_20_Link"><text:span text:style-name="T1">Ap 22:12</text:span></text:a><text:span text:style-name="T1">).</text:span></text:p>
        <text:p text:style-name="P4"/>
        <text:p text:style-name="P4"><text:a xlink:type="simple" xlink:href="http://bibliaonline.com.br/acf/js/15/63" text:style-name="Internet_20_link" text:visited-style-name="Visited_20_Internet_20_Link"><text:span text:style-name="T1">Js 15:63</text:span></text:a><text:span text:style-name="T1"> Uma tribo após outra falhou em obedecer à ordem do Senhor de expulsar os inimigos.</text:span></text:p>
        <text:p text:style-name="P4"/>
        <text:h text:style-name="P1" text:outline-level="2"><text:bookmark-start text:name="__RefHeading___Toc3147_854452949"/>#371<text:bookmark-end text:name="__RefHeading___Toc3147_854452949"/></text:h>
        <text:p text:style-name="P4"/>
        <text:p text:style-name="P4"><text:soft-page-break/><text:span text:style-name="T1">Não estou tentando viver neste mundo... estou aprendendo a morrer nele. </text:span><text:a xlink:type="simple" xlink:href="http://bibliaonline.com.br/acf/1co/15/31" text:style-name="Internet_20_link" text:visited-style-name="Visited_20_Internet_20_Link"><text:span text:style-name="T1">1 Co 15:31</text:span></text:a><text:span text:style-name="T1">; </text:span><text:a xlink:type="simple" xlink:href="http://bibliaonline.com.br/acf/rm/7/3" text:style-name="Internet_20_link" text:visited-style-name="Visited_20_Internet_20_Link"><text:span text:style-name="T1">Rm 7:3</text:span></text:a><text:span text:style-name="T1">; </text:span><text:a xlink:type="simple" xlink:href="http://bibliaonline.com.br/acf/rm/8/1" text:style-name="Internet_20_link" text:visited-style-name="Visited_20_Internet_20_Link"><text:span text:style-name="T1">8:1</text:span></text:a><text:span text:style-name="T1">.</text:span></text:p>
        <text:p text:style-name="P4"/>
        <text:h text:style-name="P2" text:outline-level="2"><text:bookmark-start text:name="__RefHeading___Toc3149_854452949"/><text:a xlink:type="simple" xlink:href="http://bibliaonline.com.br/acf/js/16" text:style-name="Internet_20_link" text:visited-style-name="Visited_20_Internet_20_Link"><text:span text:style-name="T1">JOSUÉ 16</text:span></text:a><text:bookmark-end text:name="__RefHeading___Toc3149_854452949"/></text:h>
        <text:p text:style-name="P4"/>
        <text:p text:style-name="P4"><text:a xlink:type="simple" xlink:href="http://bibliaonline.com.br/acf/js/16/1-4" text:style-name="Internet_20_link" text:visited-style-name="Visited_20_Internet_20_Link"><text:span text:style-name="T1">Js 16:1-4</text:span></text:a><text:span text:style-name="T1"> Os filhos de José vem a seguir, logo após Judá. José foi o décimo primeiro filho de Jacó, mas José se tornou uma figura pessoal do Messias de Israel, deste modo... José foi rejeitado por seus irmãos em sua juventude pois se tornou aquele que verdadeiramente os salvou mais tarde. Então passou a ser quem os mantinha e a glória e cabeça sobre toda a terra do Egito (</text:span><text:a xlink:type="simple" xlink:href="http://bibliaonline.com.br/acf/gn/49/22-26" text:style-name="Internet_20_link" text:visited-style-name="Visited_20_Internet_20_Link"><text:span text:style-name="T1">Gn 49:22-26</text:span></text:a><text:span text:style-name="T1">).</text:span></text:p>
        <text:p text:style-name="P4"/>
        <text:p text:style-name="P4"><text:a xlink:type="simple" xlink:href="http://bibliaonline.com.br/acf/js/16/4" text:style-name="Internet_20_link" text:visited-style-name="Visited_20_Internet_20_Link"><text:span text:style-name="T1">Js 16:4</text:span></text:a><text:span text:style-name="T1"> José recebeu uma porção dupla (</text:span><text:a xlink:type="simple" xlink:href="http://bibliaonline.com.br/acf/gn/48/22" text:style-name="Internet_20_link" text:visited-style-name="Visited_20_Internet_20_Link"><text:span text:style-name="T1">Gn 48:22</text:span></text:a><text:span text:style-name="T1">), seus dois filhos se tornaram cabeças de tribos.</text:span></text:p>
        <text:p text:style-name="P4"/>
        <text:p text:style-name="P4"><text:a xlink:type="simple" xlink:href="http://bibliaonline.com.br/acf/js/16/5-10" text:style-name="Internet_20_link" text:visited-style-name="Visited_20_Internet_20_Link"><text:span text:style-name="T1">Js 16:5-10</text:span></text:a><text:span text:style-name="T1"> Embora Manassés fosse o primogênito (veja </text:span><text:a xlink:type="simple" xlink:href="http://bibliaonline.com.br/acf/js/16/4" text:style-name="Internet_20_link" text:visited-style-name="Visited_20_Internet_20_Link"><text:span text:style-name="T1">vers. 4</text:span></text:a><text:span text:style-name="T1">), Efarim vem primeiro, por causa da bênção dada a Jacó em ênesis </text:span><text:a xlink:type="simple" xlink:href="http://bibliaonline.com.br/acf/gn/48/8-20" text:style-name="Internet_20_link" text:visited-style-name="Visited_20_Internet_20_Link"><text:span text:style-name="T1">48:8-20</text:span></text:a><text:span text:style-name="T1">.</text:span></text:p>
        <text:p text:style-name="P4"/>
        <text:h text:style-name="P1" text:outline-level="2"><text:bookmark-start text:name="__RefHeading___Toc3151_854452949"/>#372<text:bookmark-end text:name="__RefHeading___Toc3151_854452949"/></text:h>
        <text:p text:style-name="P4"/>
        <text:p text:style-name="P5">O testemunho contra o mal deve estar em nosso andar e em nossas maneiras.</text:p>
        <text:p text:style-name="P4"/>
        <text:h text:style-name="P2" text:outline-level="2"><text:bookmark-start text:name="__RefHeading___Toc3153_854452949"/><text:a xlink:type="simple" xlink:href="http://bibliaonline.com.br/acf/js/17" text:style-name="Internet_20_link" text:visited-style-name="Visited_20_Internet_20_Link"><text:span text:style-name="T1">JOSUÉ 17</text:span></text:a><text:bookmark-end text:name="__RefHeading___Toc3153_854452949"/></text:h>
        <text:p text:style-name="P4"/>
        <text:p text:style-name="P4"><text:a xlink:type="simple" xlink:href="http://bibliaonline.com.br/acf/js/17/1-2" text:style-name="Internet_20_link" text:visited-style-name="Visited_20_Internet_20_Link"><text:span text:style-name="T1">Js 17:1-2</text:span></text:a><text:span text:style-name="T1"> "Os demais" significa a outra metade dessa tribo. Eles obedeceram as instruções originais de Deus ao se estabelecerem na terra. Cada família é nomeada, como se Deus quisesse mostrar o quanto Ele apreciava a disposição que eles tinham em se separarem do restante de sua tribo para serem fiéis à Sua Palavra.</text:span></text:p>
        <text:p text:style-name="P4"/>
        <text:p text:style-name="P4"><text:a xlink:type="simple" xlink:href="http://bibliaonline.com.br/acf/js/17/3-6" text:style-name="Internet_20_link" text:visited-style-name="Visited_20_Internet_20_Link"><text:span text:style-name="T1">Js 17:3-6</text:span></text:a><text:span text:style-name="T1"> A herança de Israel normalmente era passada adiante apenas aos filhos em uma família. Mas aqui estava uma família sem filhos. As filhas davam valor à Palavra que o Senhor havia falado a seu pai. Elas lembram Eleazar e Josué do que o Senhor havia prometido a elas por meio de Moisés (</text:span><text:a xlink:type="simple" xlink:href="http://bibliaonline.com.br/acf/nm/27/1-11" text:style-name="Internet_20_link" text:visited-style-name="Visited_20_Internet_20_Link"><text:span text:style-name="T1">Nm 27:1-11</text:span></text:a><text:span text:style-name="T1">). Assim, neste caso em especial, a herança foi para as filhas.</text:span></text:p>
        <text:p text:style-name="P4"><text:soft-page-break/></text:p>
        <text:p text:style-name="P4"><text:a xlink:type="simple" xlink:href="http://bibliaonline.com.br/acf/js/17/7-13" text:style-name="Internet_20_link" text:visited-style-name="Visited_20_Internet_20_Link"><text:span text:style-name="T1">Js 17:7-13</text:span></text:a><text:span text:style-name="T1"> A tribo de Manassés recebe uma área tanto na terra prometida como na margem Leste do Jordão.</text:span></text:p>
        <text:p text:style-name="P4"/>
        <text:p text:style-name="P4"><text:a xlink:type="simple" xlink:href="http://bibliaonline.com.br/acf/js/17/14-18" text:style-name="Internet_20_link" text:visited-style-name="Visited_20_Internet_20_Link"><text:span text:style-name="T1">Js 17:14-18</text:span></text:a><text:span text:style-name="T1"> Se quisessem mais, havia mais para ser dado! E é assim conosco crentes hoje, que podemos ter tanto de Cristo quanto desejamos, e nossa vida está demonstrando o quanto queremos!</text:span></text:p>
        <text:p text:style-name="P4"/>
        <text:h text:style-name="P1" text:outline-level="2"><text:bookmark-start text:name="__RefHeading___Toc3155_854452949"/>#373<text:bookmark-end text:name="__RefHeading___Toc3155_854452949"/></text:h>
        <text:p text:style-name="P4"/>
        <text:p text:style-name="P4"><text:span text:style-name="T1">Quanto mais perto de Deus, maior a separação. </text:span><text:a xlink:type="simple" xlink:href="http://bibliaonline.com.br/acf/lv/21/1-9" text:style-name="Internet_20_link" text:visited-style-name="Visited_20_Internet_20_Link"><text:span text:style-name="T1">Lv 21:1-9</text:span></text:a></text:p>
        <text:p text:style-name="P4"/>
        <text:h text:style-name="P2" text:outline-level="2"><text:bookmark-start text:name="__RefHeading___Toc3157_854452949"/><text:a xlink:type="simple" xlink:href="http://bibliaonline.com.br/acf/js/18" text:style-name="Internet_20_link" text:visited-style-name="Visited_20_Internet_20_Link"><text:span text:style-name="T1">JOSUÉ 18</text:span></text:a><text:bookmark-end text:name="__RefHeading___Toc3157_854452949"/></text:h>
        <text:p text:style-name="P4"/>
        <text:p text:style-name="P4"><text:a xlink:type="simple" xlink:href="http://bibliaonline.com.br/acf/js/18/1" text:style-name="Internet_20_link" text:visited-style-name="Visited_20_Internet_20_Link"><text:span text:style-name="T1">Js 18:1</text:span></text:a><text:span text:style-name="T1"> Siló era o único lugar de reunião para todas as tribos. Era o lugar onde o tabernáculo foi levantado primeiro quando os Israelitas saíram dos 40 anos no deserto, entrando na terra de Canaã.</text:span></text:p>
        <text:p text:style-name="P4"/>
        <text:p text:style-name="P4"><text:a xlink:type="simple" xlink:href="http://bibliaonline.com.br/acf/js/18/2-10" text:style-name="Internet_20_link" text:visited-style-name="Visited_20_Internet_20_Link"><text:span text:style-name="T1">Js 18:2-10</text:span></text:a><text:span text:style-name="T1"> Que triste condição! Sete tribos sem qualquer energia ou desejo de possuir o que lhes havia sido dado. Eles têm que ser motivados à ação. Somos nós Cristãos diligentes em obedecermos ao Senhor?</text:span></text:p>
        <text:p text:style-name="P4"/>
        <text:p text:style-name="P4"><text:a xlink:type="simple" xlink:href="http://bibliaonline.com.br/acf/js/18/11-28" text:style-name="Internet_20_link" text:visited-style-name="Visited_20_Internet_20_Link"><text:span text:style-name="T1">Js 18:11-28</text:span></text:a><text:span text:style-name="T1"> Das sete tribos, Benjamim vem primeiro. A área de terra dessa tribo era uma das menores, mas estava entre as duas tribos especiais (</text:span><text:a xlink:type="simple" xlink:href="http://bibliaonline.com.br/acf/js/18/11" text:style-name="Internet_20_link" text:visited-style-name="Visited_20_Internet_20_Link"><text:span text:style-name="T1">vers. 11</text:span></text:a><text:span text:style-name="T1">) e incluía Jerusalém (que tornou-se mais tarde o centro de Israel).</text:span></text:p>
        <text:p text:style-name="P4"/>
        <text:h text:style-name="P1" text:outline-level="2"><text:bookmark-start text:name="__RefHeading___Toc3159_854452949"/>#374<text:bookmark-end text:name="__RefHeading___Toc3159_854452949"/></text:h>
        <text:p text:style-name="P4"/>
        <text:p text:style-name="P4"><text:span text:style-name="T1">Ele nos separa de um povo para o qual Ele nos envia. At </text:span><text:a xlink:type="simple" xlink:href="http://bibliaonline.com.br/acf/atos/26/16,17" text:style-name="Internet_20_link" text:visited-style-name="Visited_20_Internet_20_Link"><text:span text:style-name="T1">26:16, 17</text:span></text:a></text:p>
        <text:p text:style-name="P4"/>
        <text:h text:style-name="P2" text:outline-level="2"><text:bookmark-start text:name="__RefHeading___Toc3161_854452949"/><text:a xlink:type="simple" xlink:href="http://bibliaonline.com.br/acf/js/19/1-23" text:style-name="Internet_20_link" text:visited-style-name="Visited_20_Internet_20_Link"><text:span text:style-name="T1">JOSUÉ 19, Vers. 1-23</text:span></text:a><text:bookmark-end text:name="__RefHeading___Toc3161_854452949"/></text:h>
        <text:p text:style-name="P4"/>
        <text:p text:style-name="P4"><text:soft-page-break/><text:a xlink:type="simple" xlink:href="http://bibliaonline.com.br/acf/js/19/1-9" text:style-name="Internet_20_link" text:visited-style-name="Visited_20_Internet_20_Link"><text:span text:style-name="T1">Js 19:1-9</text:span></text:a><text:span text:style-name="T1"> Esta tribo de Simeão recebeu a parte sul daquilo que havia sido dado a Judá. Judá falhou em fazer o que os filhos de José fizeram em </text:span><text:a xlink:type="simple" xlink:href="http://bibliaonline.com.br/acf/js/17/14-18" text:style-name="Internet_20_link" text:visited-style-name="Visited_20_Internet_20_Link"><text:span text:style-name="T1">Js 17:14-18</text:span></text:a><text:span text:style-name="T1">. Ali, a fé e o desejo deles lhes deram energia para conseguir mais. Aqui, a fraqueza e debilidade causam a perda de parte da terra para outros.</text:span></text:p>
        <text:p text:style-name="P4"/>
        <text:p text:style-name="P4"><text:a xlink:type="simple" xlink:href="http://bibliaonline.com.br/acf/js/19/10-16" text:style-name="Internet_20_link" text:visited-style-name="Visited_20_Internet_20_Link"><text:span text:style-name="T1">Js 19:10-16</text:span></text:a><text:span text:style-name="T1"> Das cidades e aldeias pertencentes a esta tribo, Gate-Hefer (</text:span><text:a xlink:type="simple" xlink:href="http://bibliaonline.com.br/acf/js/19/13" text:style-name="Internet_20_link" text:visited-style-name="Visited_20_Internet_20_Link"><text:span text:style-name="T1">vers. 13</text:span></text:a><text:span text:style-name="T1">) é talvez uma das mais importantes na história das tribos. Se você der uma olhada em 2 Reis </text:span><text:a xlink:type="simple" xlink:href="http://bibliaonline.com.br/acf/2rs/14/25" text:style-name="Internet_20_link" text:visited-style-name="Visited_20_Internet_20_Link"><text:span text:style-name="T1">14:25</text:span></text:a><text:span text:style-name="T1">, verá de quem aquela cidade se tornou o lar anos mais tarde (a última palavra daquele versículo é outra forma para o nome dessa cidade).</text:span></text:p>
        <text:p text:style-name="P4"/>
        <text:p text:style-name="P4"><text:a xlink:type="simple" xlink:href="http://bibliaonline.com.br/acf/js/19/17-23" text:style-name="Internet_20_link" text:visited-style-name="Visited_20_Internet_20_Link"><text:span text:style-name="T1">Js 19:17-23</text:span></text:a><text:span text:style-name="T1"> Uma comovente história tem lugar em Suném (</text:span><text:a xlink:type="simple" xlink:href="http://bibliaonline.com.br/acf/js/19/18" text:style-name="Internet_20_link" text:visited-style-name="Visited_20_Internet_20_Link"><text:span text:style-name="T1">vers. 18</text:span></text:a><text:span text:style-name="T1"> - veja </text:span><text:a xlink:type="simple" xlink:href="http://bibliaonline.com.br/acf/2rs/4/8-37" text:style-name="Internet_20_link" text:visited-style-name="Visited_20_Internet_20_Link"><text:span text:style-name="T1">2 Rs 4:8-37</text:span></text:a><text:span text:style-name="T1">), onde o grande profeta Eliseu esteve certa ocasião.</text:span></text:p>
        <text:p text:style-name="P4"/>
        <text:h text:style-name="P1" text:outline-level="2"><text:bookmark-start text:name="__RefHeading___Toc3163_854452949"/>#375<text:bookmark-end text:name="__RefHeading___Toc3163_854452949"/></text:h>
        <text:p text:style-name="P4"/>
        <text:p text:style-name="P5">Será que outro crente está enxergando com mais clareza o caminho da separação por causa de sua vida?</text:p>
        <text:p text:style-name="P4"/>
        <text:h text:style-name="P2" text:outline-level="2"><text:bookmark-start text:name="__RefHeading___Toc3165_854452949"/><text:a xlink:type="simple" xlink:href="http://bibliaonline.com.br/acf/js/19/24-51" text:style-name="Internet_20_link" text:visited-style-name="Visited_20_Internet_20_Link"><text:span text:style-name="T1">JOSUÉ 19, Vers. 24-51</text:span></text:a><text:bookmark-end text:name="__RefHeading___Toc3165_854452949"/></text:h>
        <text:p text:style-name="P4"/>
        <text:p text:style-name="P4"><text:a xlink:type="simple" xlink:href="http://bibliaonline.com.br/acf/js/19/24-31" text:style-name="Internet_20_link" text:visited-style-name="Visited_20_Internet_20_Link"><text:span text:style-name="T1">Js 19:24-31</text:span></text:a><text:span text:style-name="T1"> Dois lugares dentro da área de Aser se tornam bem famosos - a grande Sidom e a cidade fortificada de Tiro (</text:span><text:a xlink:type="simple" xlink:href="http://bibliaonline.com.br/acf/js/19/28-29" text:style-name="Internet_20_link" text:visited-style-name="Visited_20_Internet_20_Link"><text:span text:style-name="T1">vers. 28-29</text:span></text:a><text:span text:style-name="T1">). O Senhor Jesus, muitos anos depois, estava familiarizado com o tipo de pessoas que moravam nesses lugares quando Ele estava na terra. Ele encontrou uma mulher daquelas regiões que não queria deixá-Lo ir sem atender o seu pedido (</text:span><text:a xlink:type="simple" xlink:href="http://bibliaonline.com.br/acf/mt/15/21-28" text:style-name="Internet_20_link" text:visited-style-name="Visited_20_Internet_20_Link"><text:span text:style-name="T1">Mt 15:21-28</text:span></text:a><text:span text:style-name="T1">). Essas duas cidades ainda existem.</text:span></text:p>
        <text:p text:style-name="P4"/>
        <text:p text:style-name="P4"><text:a xlink:type="simple" xlink:href="http://bibliaonline.com.br/acf/js/19/32-39" text:style-name="Internet_20_link" text:visited-style-name="Visited_20_Internet_20_Link"><text:span text:style-name="T1">Js 19:32-39</text:span></text:a><text:span text:style-name="T1"> Quinerete - </text:span><text:a xlink:type="simple" xlink:href="http://bibliaonline.com.br/acf/js/19/35" text:style-name="Internet_20_link" text:visited-style-name="Visited_20_Internet_20_Link"><text:span text:style-name="T1">vers. 35</text:span></text:a><text:span text:style-name="T1">, era uma cidade à margem do que agora chamamos de mar da Galiléia, uma área na qual o Senhor Jesus (muitos anos depois) costumava viajar.</text:span></text:p>
        <text:p text:style-name="P4"/>
        <text:p text:style-name="P4"><text:a xlink:type="simple" xlink:href="http://bibliaonline.com.br/acf/js/19/40-48" text:style-name="Internet_20_link" text:visited-style-name="Visited_20_Internet_20_Link"><text:span text:style-name="T1">Js 19:40-48</text:span></text:a><text:span text:style-name="T1"> Lesém. A tribo de Dã não apenas herdou a terra próximo a Judá para os lados do sul da Palestina, mas também "subiram" - </text:span><text:a xlink:type="simple" xlink:href="http://bibliaonline.com.br/acf/js/19/47" text:style-name="Internet_20_link" text:visited-style-name="Visited_20_Internet_20_Link"><text:span text:style-name="T1">vers. 47</text:span></text:a><text:span text:style-name="T1">, até a extremidade norte acima do Mar da Galiléia e tomaram alguma terra ali, onde estava Lesém.</text:span></text:p>
        <text:p text:style-name="P4"/>
        <text:p text:style-name="P4"><text:soft-page-break/><text:a xlink:type="simple" xlink:href="http://bibliaonline.com.br/acf/js/19/49-50" text:style-name="Internet_20_link" text:visited-style-name="Visited_20_Internet_20_Link"><text:span text:style-name="T1">Js 19:49-50</text:span></text:a><text:span text:style-name="T1"> O povo apreciou tanto o que Josué havia feito como líder, que deu a ele uma herança pessoal. Em Grego, seu nome é Jesus. O Senhor Jesus irá receber Sua herança... (</text:span><text:a xlink:type="simple" xlink:href="http://bibliaonline.com.br/acf/rm/8/17" text:style-name="Internet_20_link" text:visited-style-name="Visited_20_Internet_20_Link"><text:span text:style-name="T1">Rm 8:17</text:span></text:a><text:span text:style-name="T1">, e repare quem são "co-herdeiros com Cristo"! </text:span><text:a xlink:type="simple" xlink:href="http://bibliaonline.com.br/acf/js/19/16" text:style-name="Internet_20_link" text:visited-style-name="Visited_20_Internet_20_Link"><text:span text:style-name="T1">vers. 16</text:span></text:a><text:span text:style-name="T1">).</text:span></text:p>
        <text:p text:style-name="P4"/>
        <text:p text:style-name="P4"><text:a xlink:type="simple" xlink:href="http://bibliaonline.com.br/acf/js/19/51" text:style-name="Internet_20_link" text:visited-style-name="Visited_20_Internet_20_Link"><text:span text:style-name="T1">Js 19:51</text:span></text:a><text:span text:style-name="T1"> Decisões finais são tomadas nesse único lugar de reunião.</text:span></text:p>
        <text:p text:style-name="P4"/>
        <text:h text:style-name="P1" text:outline-level="2"><text:bookmark-start text:name="__RefHeading___Toc3167_854452949"/>#376<text:bookmark-end text:name="__RefHeading___Toc3167_854452949"/></text:h>
        <text:p text:style-name="P4"/>
        <text:p text:style-name="P5">Separação, todavia amplitude de coração. Separação porque Ele é santo... amplitude de coração porque Ele é gracioso.</text:p>
        <text:p text:style-name="P4"/>
        <text:h text:style-name="P2" text:outline-level="2"><text:bookmark-start text:name="__RefHeading___Toc3169_854452949"/><text:a xlink:type="simple" xlink:href="http://bibliaonline.com.br/acf/js/20" text:style-name="Internet_20_link" text:visited-style-name="Visited_20_Internet_20_Link"><text:span text:style-name="T1">JOSUÉ 20</text:span></text:a><text:bookmark-end text:name="__RefHeading___Toc3169_854452949"/></text:h>
        <text:p text:style-name="P4"/>
        <text:p text:style-name="P4"><text:a xlink:type="simple" xlink:href="http://bibliaonline.com.br/acf/js/20/1-3" text:style-name="Internet_20_link" text:visited-style-name="Visited_20_Internet_20_Link"><text:span text:style-name="T1">Js 20:1-3</text:span></text:a><text:span text:style-name="T1"> O Senhor recorda Josué do que Ele havia dito a Moisés. Israel e nós somos culpados de homicídio deliberado, pois nós rejeitamos a Deus e crucificamos o Seu Cristo. "Mas os lavradores, vendo o filho, disseram entre si: Este é o herdeiro; vinde, matemo-lo, e apoderemo-nos da sua herança." (</text:span><text:a xlink:type="simple" xlink:href="http://bibliaonline.com.br/acf/mt/21/38" text:style-name="Internet_20_link" text:visited-style-name="Visited_20_Internet_20_Link"><text:span text:style-name="T1">Mt 21:38</text:span></text:a><text:span text:style-name="T1">) e "Não queremos que este reine sobre nós" (Lk </text:span><text:a xlink:type="simple" xlink:href="http://bibliaonline.com.br/acf/lc/19/14" text:style-name="Internet_20_link" text:visited-style-name="Visited_20_Internet_20_Link"><text:span text:style-name="T1">19:14</text:span></text:a><text:span text:style-name="T1">). A morte de Jesus sobre a cruz permitiria a Deus perdoar Israel, mas Sua morte é também o pagamento para o pecado deles individualmente.</text:span></text:p>
        <text:p text:style-name="P4"/>
        <text:p text:style-name="P4"><text:a xlink:type="simple" xlink:href="http://bibliaonline.com.br/acf/js/20/4-9" text:style-name="Internet_20_link" text:visited-style-name="Visited_20_Internet_20_Link"><text:span text:style-name="T1">Js 20:4-9</text:span></text:a><text:span text:style-name="T1"> Os anciãos deviam escutar a história dos homicida e dar a ele o benefício da dúvida, protegendo-o daqueles que quisessem fazer-lhe mal. A assembléia daquela cidade devia tomar a decisão final, se o vingador apresentasse o seu lado da história. Se nunca aparecesse um vingador, o homicida não estaria livre até a morte do sumo-sacerdote que estivesse vivendo então.</text:span></text:p>
        <text:p text:style-name="P4"/>
        <text:p text:style-name="P4"><text:a xlink:type="simple" xlink:href="http://bibliaonline.com.br/acf/js/20/6" text:style-name="Internet_20_link" text:visited-style-name="Visited_20_Internet_20_Link"><text:span text:style-name="T1">Js 20:6</text:span></text:a><text:span text:style-name="T1"> A morte do Sumo Sacerdote era a libertação do homicida. O Senhor é nosso Sumo Sacerdote (como ilustrado por Aarão). Assim os crentes estão eternamente seguros do poder de Satanás como "vingador" que, se pudesse, destruiria cada crente - </text:span><text:a xlink:type="simple" xlink:href="http://bibliaonline.com.br/acf/hb/7/24-26" text:style-name="Internet_20_link" text:visited-style-name="Visited_20_Internet_20_Link"><text:span text:style-name="T1">Hb 7:24-26</text:span></text:a><text:span text:style-name="T1">.</text:span></text:p>
        <text:p text:style-name="P4"/>
        <text:h text:style-name="P1" text:outline-level="2"><text:bookmark-start text:name="__RefHeading___Toc3171_854452949"/>#377<text:bookmark-end text:name="__RefHeading___Toc3171_854452949"/></text:h>
        <text:p text:style-name="P4"/>
        <text:p text:style-name="P4"><text:soft-page-break/><text:span text:style-name="T1">A primeira instrução de Deus a Abraão foi, "sai". </text:span><text:a xlink:type="simple" xlink:href="http://bibliaonline.com.br/acf/gn/12/1" text:style-name="Internet_20_link" text:visited-style-name="Visited_20_Internet_20_Link"><text:span text:style-name="T1">Gn 12:1</text:span></text:a></text:p>
        <text:p text:style-name="P4"/>
        <text:h text:style-name="P2" text:outline-level="2"><text:bookmark-start text:name="__RefHeading___Toc3173_854452949"/><text:a xlink:type="simple" xlink:href="http://bibliaonline.com.br/acf/js/21" text:style-name="Internet_20_link" text:visited-style-name="Visited_20_Internet_20_Link"><text:span text:style-name="T1">JOSUÉ 21</text:span></text:a><text:bookmark-end text:name="__RefHeading___Toc3173_854452949"/></text:h>
        <text:p text:style-name="P4"/>
        <text:p text:style-name="P4"><text:a xlink:type="simple" xlink:href="http://bibliaonline.com.br/acf/js/21/1-3" text:style-name="Internet_20_link" text:visited-style-name="Visited_20_Internet_20_Link"><text:span text:style-name="T1">Js 21:1-3</text:span></text:a><text:span text:style-name="T1"> Estes Levitas mostrarem que não estavam com inveja do que havia sido dado a seus irmãos. Eles deram valor à promessa especial que o Senhor lhes havia dado.</text:span></text:p>
        <text:p text:style-name="P4"/>
        <text:p text:style-name="P4"><text:a xlink:type="simple" xlink:href="http://bibliaonline.com.br/acf/js/21/4-8" text:style-name="Internet_20_link" text:visited-style-name="Visited_20_Internet_20_Link"><text:span text:style-name="T1">Js 21:4-8</text:span></text:a><text:span text:style-name="T1"> Estes Levitas foram espalhados por todas as doze tribos de ambos os lados do Rio Jordão. Eles eram os servos especiais do Senhor.</text:span></text:p>
        <text:p text:style-name="P4"/>
        <text:p text:style-name="P4"><text:a xlink:type="simple" xlink:href="http://bibliaonline.com.br/acf/js/21/9-42" text:style-name="Internet_20_link" text:visited-style-name="Visited_20_Internet_20_Link"><text:span text:style-name="T1">Js 21:9-42</text:span></text:a><text:span text:style-name="T1"> Os filhos de Aarão foram divididos em quatro grupos - os sacerdotes, os Coatitas, os Gersonitas e os Meraritas. Cada grupo tinha seu trabalho particular, conforme vemos quando lemos o livro de Números. Aqui eles estão recebendo parte de suas recompensas. (Em </text:span><text:a xlink:type="simple" xlink:href="http://bibliaonline.com.br/acf/mc/13/34" text:style-name="Internet_20_link" text:visited-style-name="Visited_20_Internet_20_Link"><text:span text:style-name="T1">Mc 13:34</text:span></text:a><text:span text:style-name="T1"> lemos algo parecido para nós hoje).</text:span></text:p>
        <text:p text:style-name="P4"/>
        <text:p text:style-name="P4"><text:a xlink:type="simple" xlink:href="http://bibliaonline.com.br/acf/js/21/43-45" text:style-name="Internet_20_link" text:visited-style-name="Visited_20_Internet_20_Link"><text:span text:style-name="T1">Js 21:43-45</text:span></text:a><text:span text:style-name="T1"> Que Deus nós temos! Quão certo é tudo o que Ele falou! Que descanso encontraremos em simplesmente confiarmos nas Sagradas Escrituras!</text:span></text:p>
        <text:p text:style-name="P4"/>
        <text:h text:style-name="P1" text:outline-level="2"><text:bookmark-start text:name="__RefHeading___Toc3175_854452949"/>#378<text:bookmark-end text:name="__RefHeading___Toc3175_854452949"/></text:h>
        <text:p text:style-name="P4"/>
        <text:p text:style-name="P5">"Quem é pelo Senhor?" não fala nem da neutralidade Laodicense, nem da indiferença egoísta.</text:p>
        <text:p text:style-name="P4"/>
        <text:h text:style-name="P2" text:outline-level="2"><text:bookmark-start text:name="__RefHeading___Toc3177_854452949"/><text:a xlink:type="simple" xlink:href="http://bibliaonline.com.br/acf/js/22" text:style-name="Internet_20_link" text:visited-style-name="Visited_20_Internet_20_Link"><text:span text:style-name="T1">JOSUÉ 22</text:span></text:a><text:bookmark-end text:name="__RefHeading___Toc3177_854452949"/></text:h>
        <text:p text:style-name="P4"/>
        <text:p text:style-name="P4"><text:a xlink:type="simple" xlink:href="http://bibliaonline.com.br/acf/js/22/1-9" text:style-name="Internet_20_link" text:visited-style-name="Visited_20_Internet_20_Link"><text:span text:style-name="T1">Js 22:1-9</text:span></text:a><text:span text:style-name="T1"> A Palavra do Senhor devia ser um padrão para todas as doze tribos, não importa onde vivesse cada tribo. Mas as duas tribos e meia tinham que deixar seus irmãos e o lugar da tenda da congregação na terra prometida, a fim de voltarem à terra que eles havia escolhido. Não poderia haver "Siló" a leste do Jordão. Deus não pode ter dois "centros" na terra ao mesmo tempo, tanto naquela época como agora.</text:span></text:p>
        <text:p text:style-name="P4"/>
        <text:p text:style-name="P4"><text:a xlink:type="simple" xlink:href="http://bibliaonline.com.br/acf/js/22/10-12" text:style-name="Internet_20_link" text:visited-style-name="Visited_20_Internet_20_Link"><text:span text:style-name="T1">Js 22:10-12</text:span></text:a><text:span text:style-name="T1"> Mas não demorou para começarem os problemas. O altar que foi construído com certeza era de impressionar, e a notícia chega às 9 tribos e meia que se reúnem no </text:span><text:soft-page-break/><text:span text:style-name="T1">centro de Deus; essas notícias inquietam aquelas tribos que estavam no lugar de Deus.</text:span></text:p>
        <text:p text:style-name="P4"/>
        <text:p text:style-name="P4"><text:a xlink:type="simple" xlink:href="http://bibliaonline.com.br/acf/js/22/13-20" text:style-name="Internet_20_link" text:visited-style-name="Visited_20_Internet_20_Link"><text:span text:style-name="T1">Js 22:13-20</text:span></text:a><text:span text:style-name="T1"> Estes líderes falam severamente, baseando seus pensamentos nas notícias que tinham escutado. Ao mesmo tempo que falavam a verdade ao defenderem o centro do Senhor, agiam sem sabedoria em falar sem ainda ter investigado as notícias.</text:span></text:p>
        <text:p text:style-name="P4"/>
        <text:p text:style-name="P4"><text:a xlink:type="simple" xlink:href="http://bibliaonline.com.br/acf/js/22/21-29" text:style-name="Internet_20_link" text:visited-style-name="Visited_20_Internet_20_Link"><text:span text:style-name="T1">Js 22:21-29</text:span></text:a><text:span text:style-name="T1"> As duas tribos e meia respondem de modo mais amável, dizendo que o Senhor conhecia seus corações e que não estavam fazendo o que as nove tribos e meia suspeitavam; e prontamente admitem que só poderia existir um único centro, que era em Siló.</text:span></text:p>
        <text:p text:style-name="P4"/>
        <text:p text:style-name="P4"><text:a xlink:type="simple" xlink:href="http://bibliaonline.com.br/acf/js/22/30-34" text:style-name="Internet_20_link" text:visited-style-name="Visited_20_Internet_20_Link"><text:span text:style-name="T1">Js 22:30-34</text:span></text:a><text:span text:style-name="T1"> A luta é terminada antes que fugisse ao controle. A paz é restaurada, e os Israelitas "louvaram a Deus" e abandonaram seus maus sentimentos para com seus irmãos. Mas essas duas tribos e meia que voltaram para o outro lado do Jordão não obedeceram totalmente </text:span><text:a xlink:type="simple" xlink:href="http://bibliaonline.com.br/acf/dt/26/1" text:style-name="Internet_20_link" text:visited-style-name="Visited_20_Internet_20_Link"><text:span text:style-name="T1">Dt 26:1</text:span></text:a><text:span text:style-name="T1">. Cerca de 150 anos mais tarde eles foram os primeiros a serem levados ao cativeiro. 1 Crônicas </text:span><text:a xlink:type="simple" xlink:href="http://bibliaonline.com.br/acf/1cr/5/25-26" text:style-name="Internet_20_link" text:visited-style-name="Visited_20_Internet_20_Link"><text:span text:style-name="T1">5:25-26</text:span></text:a><text:span text:style-name="T1">.</text:span></text:p>
        <text:p text:style-name="P4"/>
        <text:h text:style-name="P1" text:outline-level="2"><text:bookmark-start text:name="__RefHeading___Toc3179_854452949"/>#379<text:bookmark-end text:name="__RefHeading___Toc3179_854452949"/></text:h>
        <text:p text:style-name="P4"/>
        <text:p text:style-name="P4"><text:span text:style-name="T1">Quando o sofrimento vem das pessoas, o crente pode se sujeitar a ele como vindo do Senhor, e, ao invés de ficar irado ou bravo com os outros, estará em paz. </text:span><text:a xlink:type="simple" xlink:href="http://bibliaonline.com.br/acf/hb/12/11" text:style-name="Internet_20_link" text:visited-style-name="Visited_20_Internet_20_Link"><text:span text:style-name="T1">Hb 12:11</text:span></text:a><text:span text:style-name="T1">.</text:span></text:p>
        <text:p text:style-name="P4"/>
        <text:h text:style-name="P2" text:outline-level="2"><text:bookmark-start text:name="__RefHeading___Toc3181_854452949"/><text:a xlink:type="simple" xlink:href="http://bibliaonline.com.br/acf/js/23" text:style-name="Internet_20_link" text:visited-style-name="Visited_20_Internet_20_Link"><text:span text:style-name="T1">JOSUÉ 23</text:span></text:a><text:bookmark-end text:name="__RefHeading___Toc3181_854452949"/></text:h>
        <text:p text:style-name="P4"/>
        <text:p text:style-name="P5">Josué sabia que não permaneceria com seus irmãos por muito tempo. Ele chama os líderes de Israel, lhes faz lembrar da misericórdia, graça e poder do Senhor demonstrados a seus ancestrais e a eles, os encoraja a continuarem a confiar no Senhor em meio aos perigos que viriam, e lhes encomenda à Palavra escrita do Senhor para sua instrução.</text:p>
        <text:p text:style-name="P4"/>
        <text:p text:style-name="P4"><text:a xlink:type="simple" xlink:href="http://bibliaonline.com.br/acf/js/23/11" text:style-name="Internet_20_link" text:visited-style-name="Visited_20_Internet_20_Link"><text:span text:style-name="T1">Js 23:11</text:span></text:a><text:span text:style-name="T1"> O versículo chave. Eles deviam continuar como um povo separado para o Senhor, de entre os povos que estavam ao redor deles. O desfrutar das bênçãos do Senhor, ou a falta de Sua aprovação, iria depender de sua obediência, e nosso gozo também depende disso.</text:span></text:p>
        <text:p text:style-name="P4"><text:soft-page-break/></text:p>
        <text:p text:style-name="P4"><text:a xlink:type="simple" xlink:href="http://bibliaonline.com.br/acf/js/23/14" text:style-name="Internet_20_link" text:visited-style-name="Visited_20_Internet_20_Link"><text:span text:style-name="T1">Js 23:14</text:span></text:a><text:span text:style-name="T1"> Se você seguir com o Senhor cada dia, com uma boa consciência em tudo o que faz e diz, quando ler este versículo provavelmente irá dizer para si mesmo, "Oh, quão verdadeiro... o Senhor me tem guardado e nunca me abandonou, nem mesmo uma vez, apesar de eu não merecer uma migalha de toda a sua benignidade para comigo". Em Atos </text:span><text:a xlink:type="simple" xlink:href="http://bibliaonline.com.br/acf/atos/20/17-32" text:style-name="Internet_20_link" text:visited-style-name="Visited_20_Internet_20_Link"><text:span text:style-name="T1">20:17-32</text:span></text:a><text:span text:style-name="T1"> vemos outro servo fiel.</text:span></text:p>
        <text:p text:style-name="P4"/>
        <text:h text:style-name="P1" text:outline-level="2"><text:bookmark-start text:name="__RefHeading___Toc3183_854452949"/>#380<text:bookmark-end text:name="__RefHeading___Toc3183_854452949"/></text:h>
        <text:p text:style-name="P4"/>
        <text:p text:style-name="P5">Uma coisa é admirar outros que são sustentados pelo Espírito de Cristo, e outra é se gloriar nas tribulações, quando nós mesmos estamos nelas.</text:p>
        <text:p text:style-name="P4"/>
        <text:h text:style-name="P2" text:outline-level="2"><text:bookmark-start text:name="__RefHeading___Toc3185_854452949"/><text:a xlink:type="simple" xlink:href="http://bibliaonline.com.br/acf/js/24" text:style-name="Internet_20_link" text:visited-style-name="Visited_20_Internet_20_Link"><text:span text:style-name="T1">JOSUÉ 24</text:span></text:a><text:bookmark-end text:name="__RefHeading___Toc3185_854452949"/></text:h>
        <text:p text:style-name="P4"/>
        <text:p text:style-name="P4"><text:a xlink:type="simple" xlink:href="http://bibliaonline.com.br/acf/js/24/1-13" text:style-name="Internet_20_link" text:visited-style-name="Visited_20_Internet_20_Link"><text:span text:style-name="T1">Js 24:1-13</text:span></text:a><text:span text:style-name="T1"> Deus Se agrada em voltar a mostrar Seus caminhos de misericórdia e graça para com Seu povo. Encontramos isso várias vezes por todas as Escrituras. Aqui Ele começa onde o povo havia sido idólatra - </text:span><text:a xlink:type="simple" xlink:href="http://bibliaonline.com.br/acf/js/24/2" text:style-name="Internet_20_link" text:visited-style-name="Visited_20_Internet_20_Link"><text:span text:style-name="T1">vers. 2</text:span></text:a><text:span text:style-name="T1">, e foi introduzido na bênção por algo que não tinham feito - </text:span><text:a xlink:type="simple" xlink:href="http://bibliaonline.com.br/acf/js/24/13" text:style-name="Internet_20_link" text:visited-style-name="Visited_20_Internet_20_Link"><text:span text:style-name="T1">vers. 13</text:span></text:a><text:span text:style-name="T1">. Será que nos alegramos em pensar no que Ele tem feito por nós quando nem ao menos merecemos? Você encontra a palavra "rio" nos versículos </text:span><text:a xlink:type="simple" xlink:href="http://bibliaonline.com.br/acf/js/24/2,3,14,15" text:style-name="Internet_20_link" text:visited-style-name="Visited_20_Internet_20_Link"><text:span text:style-name="T1">2, 3, 14, 15</text:span></text:a><text:span text:style-name="T1">; refere-se ao Rio Eufrates, onde o pai de Abraão vivia.</text:span></text:p>
        <text:p text:style-name="P4"/>
        <text:p text:style-name="P4"><text:a xlink:type="simple" xlink:href="http://bibliaonline.com.br/acf/js/24/14-15" text:style-name="Internet_20_link" text:visited-style-name="Visited_20_Internet_20_Link"><text:span text:style-name="T1">Js 24:14-15</text:span></text:a><text:span text:style-name="T1"> Fica claro que havia deuses escondidos em algumas casas! Deus sabia que eles estavam ali e ordenou ao povo que se livrasse deles. Que exemplo maravilhoso Josué dá diante deles no </text:span><text:a xlink:type="simple" xlink:href="http://bibliaonline.com.br/acf/js/24/15" text:style-name="Internet_20_link" text:visited-style-name="Visited_20_Internet_20_Link"><text:span text:style-name="T1">versículo 15</text:span></text:a><text:span text:style-name="T1">, "eu e minha casa" é algo para cada um que é pai de família considerar. Será que a família dele era diferente? E a nossa?</text:span></text:p>
        <text:p text:style-name="P4"/>
        <text:p text:style-name="P4"><text:a xlink:type="simple" xlink:href="http://bibliaonline.com.br/acf/js/24/16-28" text:style-name="Internet_20_link" text:visited-style-name="Visited_20_Internet_20_Link"><text:span text:style-name="T1">Js 24:16-28</text:span></text:a><text:span text:style-name="T1"> A escolha e a decisão era deles, mas deve ser em santidade. Não podemos permitir "deuses estranhos" em nossa vida tampouco. Veja 1 João </text:span><text:a xlink:type="simple" xlink:href="http://bibliaonline.com.br/acf/1jo/5/19-21" text:style-name="Internet_20_link" text:visited-style-name="Visited_20_Internet_20_Link"><text:span text:style-name="T1">5:19-21</text:span></text:a><text:span text:style-name="T1">.</text:span></text:p>
        <text:p text:style-name="P4"/>
        <text:p text:style-name="P4"><text:a xlink:type="simple" xlink:href="http://bibliaonline.com.br/acf/js/24/29-33" text:style-name="Internet_20_link" text:visited-style-name="Visited_20_Internet_20_Link"><text:span text:style-name="T1">Js 24:29-33</text:span></text:a><text:span text:style-name="T1"> Que bom é ver o povo seguindo o Senhor como resultado da fidelidade de Josué e dos anciãos com ele. Os Cristãos são hoje lembrados de que devem recordar e seguir a fé daqueles que vieram antes de nós - </text:span><text:a xlink:type="simple" xlink:href="http://bibliaonline.com.br/acf/hb/13/7-8" text:style-name="Internet_20_link" text:visited-style-name="Visited_20_Internet_20_Link"><text:span text:style-name="T1">Hb 13:7-8</text:span></text:a><text:span text:style-name="T1">, para que em todas as coisas Cristo possa ter a primazia. Este maravilhoso livro começou com a morte do Mediador, </text:span><text:soft-page-break/><text:span text:style-name="T1">Moisés. Terminou com a morte do sacerdote, Eleazer. Estes homens foram apenas tipos (figuras) de Cristo, nosso verdadeiro Mediador - </text:span><text:a xlink:type="simple" xlink:href="http://bibliaonline.com.br/acf/1tm/2/5" text:style-name="Internet_20_link" text:visited-style-name="Visited_20_Internet_20_Link"><text:span text:style-name="T1">1Tm 2:5</text:span></text:a><text:span text:style-name="T1">, e nosso grande Sumo Sacerdote - </text:span><text:a xlink:type="simple" xlink:href="http://bibliaonline.com.br/acf/hb/4/14" text:style-name="Internet_20_link" text:visited-style-name="Visited_20_Internet_20_Link"><text:span text:style-name="T1">Hb 4:14</text:span></text:a><text:span text:style-name="T1">. Ele vive para sempre. E leia João </text:span><text:a xlink:type="simple" xlink:href="http://bibliaonline.com.br/acf/jo/11/26" text:style-name="Internet_20_link" text:visited-style-name="Visited_20_Internet_20_Link"><text:span text:style-name="T1">11:26</text:span></text:a><text:span text:style-name="T1"> para conhecer a parte que cabe ao crente.</text:span></text:p>
        <text:p text:style-name="P4"/>
        <text:p text:style-name="P4"/>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30:27.940832242</dc:date>
    <meta:creation-date>2018-06-11T22:51:04.642681485</meta:creation-date>
    <meta:generator>LibreOffice/6.0.7.3$Linux_X86_64 LibreOffice_project/00m0$Build-3</meta:generator>
    <meta:editing-duration>PT1M46S</meta:editing-duration>
    <meta:editing-cycles>1</meta:editing-cycles>
    <meta:document-statistic meta:table-count="0" meta:image-count="0" meta:object-count="0" meta:page-count="22" meta:paragraph-count="190" meta:word-count="5936" meta:character-count="33242" meta:non-whitespace-character-count="27496"/>
  </office:meta>
</office:document-meta>
</file>